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635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866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result10expFull" table:style-name="ta1">
        <table:shapes>
          <draw:frame draw:z-index="0" draw:style-name="gr1" draw:text-style-name="P1" svg:width="15.984cm" svg:height="9.004cm" svg:x="33.135cm" svg:y="0.607cm">
            <draw:object draw:notify-on-update-of-ranges="result10expFull.O1:result10expFull.O1 result10expFull.N3:result10expFull.N10 result10expFull.P1:result10expFull.P1 result10expFull.N14:result10expFull.N21 result10expFull.Q1:result10expFull.Q1 result10expFull.N25:result10expFull.N32 result10expFull.R1:result10expFull.R1 result10expFull.N36:result10expFull.N43 result10expFull.S1:result10expFull.S1 result10expFull.N47:result10expFull.N54 result10expFull.T1:result10expFull.T1 result10expFull.N58:result10expFull.N65 result10expFull.U1:result10expFull.U1 result10expFull.N69:result10expFull.N76 result10expFull.V1:result10expFull.V1 result10expFull.N80:result10expFull.N87 result10expFull.W1:result10expFull.W1 result10expFull.N91:result10expFull.N98 result10expFull.X1:result10expFull.X1 result10expFull.N102:result10expFull.N109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number-columns-repeated="10" table:default-cell-style-name="Default"/>
        <table:table-row table:style-name="ro1">
          <table:table-cell/>
          <table:table-cell office:value-type="string">
            <text:p>nbAdulte</text:p>
          </table:table-cell>
          <table:table-cell office:value-type="string">
            <text:p>nbEnfant</text:p>
          </table:table-cell>
          <table:table-cell office:value-type="string">
            <text:p>nbMale</text:p>
          </table:table-cell>
          <table:table-cell office:value-type="string">
            <text:p>nbFemele</text:p>
          </table:table-cell>
          <table:table-cell office:value-type="string">
            <text:p>total</text:p>
          </table:table-cell>
          <table:table-cell/>
          <table:table-cell office:value-type="string">
            <text:p>nb mort/an</text:p>
          </table:table-cell>
          <table:table-cell office:value-type="string">
            <text:p>rapport mort/an</text:p>
          </table:table-cell>
          <table:table-cell/>
          <table:table-cell office:value-type="string">
            <text:p>rapport adulte/an</text:p>
          </table:table-cell>
          <table:table-cell office:value-type="string">
            <text:p>rapport enfant/an</text:p>
          </table:table-cell>
          <table:table-cell/>
          <table:table-cell office:value-type="string">
            <text:p>vivant/mort</text:p>
          </table:table-cell>
          <table:table-cell office:value-type="string">
            <text:p>Expérience 1</text:p>
          </table:table-cell>
          <table:table-cell office:value-type="string">
            <text:p>Expérience 2</text:p>
          </table:table-cell>
          <table:table-cell office:value-type="string">
            <text:p>Expérience 3</text:p>
          </table:table-cell>
          <table:table-cell office:value-type="string">
            <text:p>Expérience 4</text:p>
          </table:table-cell>
          <table:table-cell office:value-type="string">
            <text:p>Expérience 5</text:p>
          </table:table-cell>
          <table:table-cell office:value-type="string">
            <text:p>Expérience 6</text:p>
          </table:table-cell>
          <table:table-cell office:value-type="string">
            <text:p>Expérience 7</text:p>
          </table:table-cell>
          <table:table-cell office:value-type="string">
            <text:p>Expérience 8</text:p>
          </table:table-cell>
          <table:table-cell office:value-type="string">
            <text:p>Expérience 9</text:p>
          </table:table-cell>
          <table:table-cell office:value-type="string">
            <text:p>Expérience 1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D2]+[.E2]" office:value-type="float" office:value="26">
            <text:p>26</text:p>
          </table:table-cell>
          <table:table-cell/>
          <table:table-cell table:formula="of:=[.B2]+[.C2]-[.B3]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23">
            <text:p>32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table:formula="of:=[.D3]+[.E3]" office:value-type="float" office:value="349">
            <text:p>349</text:p>
          </table:table-cell>
          <table:table-cell/>
          <table:table-cell table:formula="of:=[.B3]+[.C3]-[.B4]" office:value-type="float" office:value="236">
            <text:p>236</text:p>
          </table:table-cell>
          <table:table-cell table:number-columns-repeated="2"/>
          <table:table-cell table:formula="of:=[.B3]/[.B2]" office:value-type="float" office:value="13">
            <text:p>13</text:p>
          </table:table-cell>
          <table:table-cell table:formula="of:=[.C3]/[.C2]" office:value-type="float" office:value="13.4583333333333">
            <text:p>13,4583333333</text:p>
          </table:table-cell>
          <table:table-cell/>
          <table:table-cell table:formula="of:=[.F3]/[.H3]" office:value-type="float" office:value="1.47881355932203">
            <text:p>1,4788135593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29">
            <text:p>1429</text:p>
          </table:table-cell>
          <table:table-cell office:value-type="float" office:value="758">
            <text:p>758</text:p>
          </table:table-cell>
          <table:table-cell office:value-type="float" office:value="784">
            <text:p>784</text:p>
          </table:table-cell>
          <table:table-cell table:formula="of:=[.D4]+[.E4]" office:value-type="float" office:value="1542">
            <text:p>1542</text:p>
          </table:table-cell>
          <table:table-cell/>
          <table:table-cell table:formula="of:=[.B4]+[.C4]-[.B5]" office:value-type="float" office:value="950">
            <text:p>950</text:p>
          </table:table-cell>
          <table:table-cell table:formula="of:=[.H4]/[.H3]" office:value-type="float" office:value="4.02542372881356">
            <text:p>4,0254237288</text:p>
          </table:table-cell>
          <table:table-cell/>
          <table:table-cell table:formula="of:=[.B4]/[.B3]" office:value-type="float" office:value="4.34615384615385">
            <text:p>4,3461538462</text:p>
          </table:table-cell>
          <table:table-cell table:formula="of:=[.C4]/[.C3]" office:value-type="float" office:value="4.42414860681115">
            <text:p>4,4241486068</text:p>
          </table:table-cell>
          <table:table-cell/>
          <table:table-cell table:formula="of:=[.F4]/[.H4]" office:value-type="float" office:value="1.62315789473684">
            <text:p>1,6231578947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8075">
            <text:p>8075</text:p>
          </table:table-cell>
          <table:table-cell office:value-type="float" office:value="4335">
            <text:p>4335</text:p>
          </table:table-cell>
          <table:table-cell office:value-type="float" office:value="4332">
            <text:p>4332</text:p>
          </table:table-cell>
          <table:table-cell table:formula="of:=[.D5]+[.E5]" office:value-type="float" office:value="8667">
            <text:p>8667</text:p>
          </table:table-cell>
          <table:table-cell/>
          <table:table-cell table:formula="of:=[.B5]+[.C5]-[.B6]" office:value-type="float" office:value="5492">
            <text:p>5492</text:p>
          </table:table-cell>
          <table:table-cell table:formula="of:=[.H5]/[.H4]" office:value-type="float" office:value="5.78105263157895">
            <text:p>5,7810526316</text:p>
          </table:table-cell>
          <table:table-cell/>
          <table:table-cell table:formula="of:=[.B5]/[.B4]" office:value-type="float" office:value="5.23893805309735">
            <text:p>5,2389380531</text:p>
          </table:table-cell>
          <table:table-cell table:formula="of:=[.C5]/[.C4]" office:value-type="float" office:value="5.65080475857243">
            <text:p>5,6508047586</text:p>
          </table:table-cell>
          <table:table-cell/>
          <table:table-cell table:formula="of:=[.F5]/[.H5]" office:value-type="float" office:value="1.57811361981063">
            <text:p>1,5781136198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175">
            <text:p>3175</text:p>
          </table:table-cell>
          <table:table-cell office:value-type="float" office:value="42511">
            <text:p>42511</text:p>
          </table:table-cell>
          <table:table-cell office:value-type="float" office:value="22774">
            <text:p>22774</text:p>
          </table:table-cell>
          <table:table-cell office:value-type="float" office:value="22912">
            <text:p>22912</text:p>
          </table:table-cell>
          <table:table-cell table:formula="of:=[.D6]+[.E6]" office:value-type="float" office:value="45686">
            <text:p>45686</text:p>
          </table:table-cell>
          <table:table-cell/>
          <table:table-cell table:formula="of:=[.B6]+[.C6]-[.B7]" office:value-type="float" office:value="28690">
            <text:p>28690</text:p>
          </table:table-cell>
          <table:table-cell table:formula="of:=[.H6]/[.H5]" office:value-type="float" office:value="5.22396212672979">
            <text:p>5,2239621267</text:p>
          </table:table-cell>
          <table:table-cell/>
          <table:table-cell table:formula="of:=[.B6]/[.B5]" office:value-type="float" office:value="5.36317567567568">
            <text:p>5,3631756757</text:p>
          </table:table-cell>
          <table:table-cell table:formula="of:=[.C6]/[.C5]" office:value-type="float" office:value="5.26452012383901">
            <text:p>5,2645201238</text:p>
          </table:table-cell>
          <table:table-cell/>
          <table:table-cell table:formula="of:=[.F6]/[.H6]" office:value-type="float" office:value="1.59240153363541">
            <text:p>1,5924015336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996">
            <text:p>16996</text:p>
          </table:table-cell>
          <table:table-cell office:value-type="float" office:value="224735">
            <text:p>224735</text:p>
          </table:table-cell>
          <table:table-cell office:value-type="float" office:value="120480">
            <text:p>120480</text:p>
          </table:table-cell>
          <table:table-cell office:value-type="float" office:value="121251">
            <text:p>121251</text:p>
          </table:table-cell>
          <table:table-cell table:formula="of:=[.D7]+[.E7]" office:value-type="float" office:value="241731">
            <text:p>241731</text:p>
          </table:table-cell>
          <table:table-cell/>
          <table:table-cell table:formula="of:=[.B7]+[.C7]-[.B8]" office:value-type="float" office:value="152982">
            <text:p>152982</text:p>
          </table:table-cell>
          <table:table-cell table:formula="of:=[.H7]/[.H6]" office:value-type="float" office:value="5.33224119902405">
            <text:p>5,332241199</text:p>
          </table:table-cell>
          <table:table-cell/>
          <table:table-cell table:formula="of:=[.B7]/[.B6]" office:value-type="float" office:value="5.35307086614173">
            <text:p>5,3530708661</text:p>
          </table:table-cell>
          <table:table-cell table:formula="of:=[.C7]/[.C6]" office:value-type="float" office:value="5.28651407870904">
            <text:p>5,2865140787</text:p>
          </table:table-cell>
          <table:table-cell/>
          <table:table-cell table:formula="of:=[.F7]/[.H7]" office:value-type="float" office:value="1.58012707377339">
            <text:p>1,5801270738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8749">
            <text:p>88749</text:p>
          </table:table-cell>
          <table:table-cell office:value-type="float" office:value="1195069">
            <text:p>1195069</text:p>
          </table:table-cell>
          <table:table-cell office:value-type="float" office:value="642596">
            <text:p>642596</text:p>
          </table:table-cell>
          <table:table-cell office:value-type="float" office:value="641222">
            <text:p>641222</text:p>
          </table:table-cell>
          <table:table-cell table:formula="of:=[.D8]+[.E8]" office:value-type="float" office:value="1283818">
            <text:p>1283818</text:p>
          </table:table-cell>
          <table:table-cell/>
          <table:table-cell table:formula="of:=[.B8]+[.C8]-[.B9]" office:value-type="float" office:value="812503">
            <text:p>812503</text:p>
          </table:table-cell>
          <table:table-cell table:formula="of:=[.H8]/[.H7]" office:value-type="float" office:value="5.31110195970768">
            <text:p>5,3111019597</text:p>
          </table:table-cell>
          <table:table-cell/>
          <table:table-cell table:formula="of:=[.B8]/[.B7]" office:value-type="float" office:value="5.22175806072017">
            <text:p>5,2217580607</text:p>
          </table:table-cell>
          <table:table-cell table:formula="of:=[.C8]/[.C7]" office:value-type="float" office:value="5.3176808240817">
            <text:p>5,3176808241</text:p>
          </table:table-cell>
          <table:table-cell/>
          <table:table-cell table:formula="of:=[.F8]/[.H8]" office:value-type="float" office:value="1.58007785817406">
            <text:p>1,580077858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1315">
            <text:p>471315</text:p>
          </table:table-cell>
          <table:table-cell office:value-type="float" office:value="6370674">
            <text:p>6370674</text:p>
          </table:table-cell>
          <table:table-cell office:value-type="float" office:value="3420443">
            <text:p>3420443</text:p>
          </table:table-cell>
          <table:table-cell office:value-type="float" office:value="3421546">
            <text:p>3421546</text:p>
          </table:table-cell>
          <table:table-cell table:formula="of:=[.D9]+[.E9]" office:value-type="float" office:value="6841989">
            <text:p>6841989</text:p>
          </table:table-cell>
          <table:table-cell/>
          <table:table-cell table:formula="of:=[.B9]+[.C9]-[.B10]" office:value-type="float" office:value="4331453">
            <text:p>4331453</text:p>
          </table:table-cell>
          <table:table-cell table:formula="of:=[.H9]/[.H8]" office:value-type="float" office:value="5.33099939323301">
            <text:p>5,3309993932</text:p>
          </table:table-cell>
          <table:table-cell/>
          <table:table-cell table:formula="of:=[.B9]/[.B8]" office:value-type="float" office:value="5.31065138762127">
            <text:p>5,3106513876</text:p>
          </table:table-cell>
          <table:table-cell table:formula="of:=[.C9]/[.C8]" office:value-type="float" office:value="5.33080014626771">
            <text:p>5,3308001463</text:p>
          </table:table-cell>
          <table:table-cell/>
          <table:table-cell table:formula="of:=[.F9]/[.H9]" office:value-type="float" office:value="1.57960596594261">
            <text:p>1,5796059659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10536">
            <text:p>2510536</text:p>
          </table:table-cell>
          <table:table-cell office:value-type="float" office:value="33890113">
            <text:p>33890113</text:p>
          </table:table-cell>
          <table:table-cell office:value-type="float" office:value="18196334">
            <text:p>18196334</text:p>
          </table:table-cell>
          <table:table-cell office:value-type="float" office:value="18204315">
            <text:p>18204315</text:p>
          </table:table-cell>
          <table:table-cell table:formula="of:=[.D10]+[.E10]" office:value-type="float" office:value="36400649">
            <text:p>36400649</text:p>
          </table:table-cell>
          <table:table-cell/>
          <table:table-cell table:formula="of:=[.B10]+[.C10]-[.B11]" office:value-type="float" office:value="23034185">
            <text:p>23034185</text:p>
          </table:table-cell>
          <table:table-cell table:formula="of:=[.H10]/[.H9]" office:value-type="float" office:value="5.31788870847727">
            <text:p>5,3178887085</text:p>
          </table:table-cell>
          <table:table-cell/>
          <table:table-cell table:formula="of:=[.B10]/[.B9]" office:value-type="float" office:value="5.32666263539247">
            <text:p>5,3266626354</text:p>
          </table:table-cell>
          <table:table-cell table:formula="of:=[.C10]/[.C9]" office:value-type="float" office:value="5.31970604680133">
            <text:p>5,3197060468</text:p>
          </table:table-cell>
          <table:table-cell/>
          <table:table-cell table:formula="of:=[.F10]/[.H10]" office:value-type="float" office:value="1.58028812393406">
            <text:p>1,5802881239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366464">
            <text:p>13366464</text:p>
          </table:table-cell>
          <table:table-cell office:value-type="float" office:value="180360442">
            <text:p>180360442</text:p>
          </table:table-cell>
          <table:table-cell office:value-type="float" office:value="96867907">
            <text:p>96867907</text:p>
          </table:table-cell>
          <table:table-cell office:value-type="float" office:value="96858999">
            <text:p>96858999</text:p>
          </table:table-cell>
          <table:table-cell table:formula="of:=[.D11]+[.E11]" office:value-type="float" office:value="193726906">
            <text:p>193726906</text:p>
          </table:table-cell>
          <table:table-cell table:number-columns-repeated="4"/>
          <table:table-cell table:formula="of:=[.B11]/[.B10]" office:value-type="float" office:value="5.32414751272238">
            <text:p>5,3241475127</text:p>
          </table:table-cell>
          <table:table-cell table:formula="of:=[.C11]/[.C10]" office:value-type="float" office:value="5.32191916857875">
            <text:p>5,3219191686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formula="of:=[.D13]+[.E13]" office:value-type="float" office:value="20">
            <text:p>20</text:p>
          </table:table-cell>
          <table:table-cell/>
          <table:table-cell table:formula="of:=[.B13]+[.C13]-[.B14]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88">
            <text:p>188</text:p>
          </table:table-cell>
          <table:table-cell table:number-columns-repeated="2" office:value-type="float" office:value="104">
            <text:p>104</text:p>
          </table:table-cell>
          <table:table-cell table:formula="of:=[.D14]+[.E14]" office:value-type="float" office:value="208">
            <text:p>208</text:p>
          </table:table-cell>
          <table:table-cell/>
          <table:table-cell table:formula="of:=[.B14]+[.C14]-[.B15]" office:value-type="float" office:value="131">
            <text:p>131</text:p>
          </table:table-cell>
          <table:table-cell table:number-columns-repeated="2"/>
          <table:table-cell table:formula="of:=[.B14]/[.B13]" office:value-type="float" office:value="10">
            <text:p>10</text:p>
          </table:table-cell>
          <table:table-cell table:formula="of:=[.C14]/[.C13]" office:value-type="float" office:value="10.4444444444444">
            <text:p>10,4444444444</text:p>
          </table:table-cell>
          <table:table-cell/>
          <table:table-cell table:formula="of:=[.F14]/[.H14]" office:value-type="float" office:value="1.58778625954198">
            <text:p>1,587786259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895">
            <text:p>895</text:p>
          </table:table-cell>
          <table:table-cell office:value-type="float" office:value="468">
            <text:p>468</text:p>
          </table:table-cell>
          <table:table-cell office:value-type="float" office:value="504">
            <text:p>504</text:p>
          </table:table-cell>
          <table:table-cell table:formula="of:=[.D15]+[.E15]" office:value-type="float" office:value="972">
            <text:p>972</text:p>
          </table:table-cell>
          <table:table-cell/>
          <table:table-cell table:formula="of:=[.B15]+[.C15]-[.B16]" office:value-type="float" office:value="590">
            <text:p>590</text:p>
          </table:table-cell>
          <table:table-cell table:formula="of:=[.H15]/[.H14]" office:value-type="float" office:value="4.50381679389313">
            <text:p>4,5038167939</text:p>
          </table:table-cell>
          <table:table-cell/>
          <table:table-cell table:formula="of:=[.B15]/[.B14]" office:value-type="float" office:value="3.85">
            <text:p>3,85</text:p>
          </table:table-cell>
          <table:table-cell table:formula="of:=[.C15]/[.C14]" office:value-type="float" office:value="4.76063829787234">
            <text:p>4,7606382979</text:p>
          </table:table-cell>
          <table:table-cell/>
          <table:table-cell table:formula="of:=[.F15]/[.H15]" office:value-type="float" office:value="1.64745762711864">
            <text:p>1,6474576271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4711">
            <text:p>4711</text:p>
          </table:table-cell>
          <table:table-cell office:value-type="float" office:value="2597">
            <text:p>2597</text:p>
          </table:table-cell>
          <table:table-cell office:value-type="float" office:value="2496">
            <text:p>2496</text:p>
          </table:table-cell>
          <table:table-cell table:formula="of:=[.D16]+[.E16]" office:value-type="float" office:value="5093">
            <text:p>5093</text:p>
          </table:table-cell>
          <table:table-cell/>
          <table:table-cell table:formula="of:=[.B16]+[.C16]-[.B17]" office:value-type="float" office:value="3257">
            <text:p>3257</text:p>
          </table:table-cell>
          <table:table-cell table:formula="of:=[.H16]/[.H15]" office:value-type="float" office:value="5.52033898305085">
            <text:p>5,5203389831</text:p>
          </table:table-cell>
          <table:table-cell/>
          <table:table-cell table:formula="of:=[.B16]/[.B15]" office:value-type="float" office:value="4.96103896103896">
            <text:p>4,961038961</text:p>
          </table:table-cell>
          <table:table-cell table:formula="of:=[.C16]/[.C15]" office:value-type="float" office:value="5.26368715083799">
            <text:p>5,2636871508</text:p>
          </table:table-cell>
          <table:table-cell/>
          <table:table-cell table:formula="of:=[.F16]/[.H16]" office:value-type="float" office:value="1.5637089346024">
            <text:p>1,5637089346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36">
            <text:p>1836</text:p>
          </table:table-cell>
          <table:table-cell office:value-type="float" office:value="25390">
            <text:p>25390</text:p>
          </table:table-cell>
          <table:table-cell office:value-type="float" office:value="13603">
            <text:p>13603</text:p>
          </table:table-cell>
          <table:table-cell office:value-type="float" office:value="13623">
            <text:p>13623</text:p>
          </table:table-cell>
          <table:table-cell table:formula="of:=[.D17]+[.E17]" office:value-type="float" office:value="27226">
            <text:p>27226</text:p>
          </table:table-cell>
          <table:table-cell/>
          <table:table-cell table:formula="of:=[.B17]+[.C17]-[.B18]" office:value-type="float" office:value="17203">
            <text:p>17203</text:p>
          </table:table-cell>
          <table:table-cell table:formula="of:=[.H17]/[.H16]" office:value-type="float" office:value="5.2818544673012">
            <text:p>5,2818544673</text:p>
          </table:table-cell>
          <table:table-cell/>
          <table:table-cell table:formula="of:=[.B17]/[.B16]" office:value-type="float" office:value="4.80628272251309">
            <text:p>4,8062827225</text:p>
          </table:table-cell>
          <table:table-cell table:formula="of:=[.C17]/[.C16]" office:value-type="float" office:value="5.3895139036298">
            <text:p>5,3895139036</text:p>
          </table:table-cell>
          <table:table-cell/>
          <table:table-cell table:formula="of:=[.F17]/[.H17]" office:value-type="float" office:value="1.58263093646457">
            <text:p>1,5826309365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023">
            <text:p>10023</text:p>
          </table:table-cell>
          <table:table-cell office:value-type="float" office:value="134870">
            <text:p>134870</text:p>
          </table:table-cell>
          <table:table-cell office:value-type="float" office:value="72735">
            <text:p>72735</text:p>
          </table:table-cell>
          <table:table-cell office:value-type="float" office:value="72158">
            <text:p>72158</text:p>
          </table:table-cell>
          <table:table-cell table:formula="of:=[.D18]+[.E18]" office:value-type="float" office:value="144893">
            <text:p>144893</text:p>
          </table:table-cell>
          <table:table-cell/>
          <table:table-cell table:formula="of:=[.B18]+[.C18]-[.B19]" office:value-type="float" office:value="91507">
            <text:p>91507</text:p>
          </table:table-cell>
          <table:table-cell table:formula="of:=[.H18]/[.H17]" office:value-type="float" office:value="5.31924664302738">
            <text:p>5,319246643</text:p>
          </table:table-cell>
          <table:table-cell/>
          <table:table-cell table:formula="of:=[.B18]/[.B17]" office:value-type="float" office:value="5.45915032679739">
            <text:p>5,4591503268</text:p>
          </table:table-cell>
          <table:table-cell table:formula="of:=[.C18]/[.C17]" office:value-type="float" office:value="5.31193383221741">
            <text:p>5,3119338322</text:p>
          </table:table-cell>
          <table:table-cell/>
          <table:table-cell table:formula="of:=[.F18]/[.H18]" office:value-type="float" office:value="1.58340891953621">
            <text:p>1,5834089195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386">
            <text:p>53386</text:p>
          </table:table-cell>
          <table:table-cell office:value-type="float" office:value="721687">
            <text:p>721687</text:p>
          </table:table-cell>
          <table:table-cell office:value-type="float" office:value="386986">
            <text:p>386986</text:p>
          </table:table-cell>
          <table:table-cell office:value-type="float" office:value="388087">
            <text:p>388087</text:p>
          </table:table-cell>
          <table:table-cell table:formula="of:=[.D19]+[.E19]" office:value-type="float" office:value="775073">
            <text:p>775073</text:p>
          </table:table-cell>
          <table:table-cell/>
          <table:table-cell table:formula="of:=[.B19]+[.C19]-[.B20]" office:value-type="float" office:value="490825">
            <text:p>490825</text:p>
          </table:table-cell>
          <table:table-cell table:formula="of:=[.H19]/[.H18]" office:value-type="float" office:value="5.3637973051242">
            <text:p>5,3637973051</text:p>
          </table:table-cell>
          <table:table-cell/>
          <table:table-cell table:formula="of:=[.B19]/[.B18]" office:value-type="float" office:value="5.32634939638831">
            <text:p>5,3263493964</text:p>
          </table:table-cell>
          <table:table-cell table:formula="of:=[.C19]/[.C18]" office:value-type="float" office:value="5.3509824275228">
            <text:p>5,3509824275</text:p>
          </table:table-cell>
          <table:table-cell/>
          <table:table-cell table:formula="of:=[.F19]/[.H19]" office:value-type="float" office:value="1.57912290531248">
            <text:p>1,579122905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4248">
            <text:p>284248</text:p>
          </table:table-cell>
          <table:table-cell office:value-type="float" office:value="3830362">
            <text:p>3830362</text:p>
          </table:table-cell>
          <table:table-cell office:value-type="float" office:value="2057471">
            <text:p>2057471</text:p>
          </table:table-cell>
          <table:table-cell office:value-type="float" office:value="2057139">
            <text:p>2057139</text:p>
          </table:table-cell>
          <table:table-cell table:formula="of:=[.D20]+[.E20]" office:value-type="float" office:value="4114610">
            <text:p>4114610</text:p>
          </table:table-cell>
          <table:table-cell/>
          <table:table-cell table:formula="of:=[.B20]+[.C20]-[.B21]" office:value-type="float" office:value="2603805">
            <text:p>2603805</text:p>
          </table:table-cell>
          <table:table-cell table:formula="of:=[.H20]/[.H19]" office:value-type="float" office:value="5.30495594152702">
            <text:p>5,3049559415</text:p>
          </table:table-cell>
          <table:table-cell/>
          <table:table-cell table:formula="of:=[.B20]/[.B19]" office:value-type="float" office:value="5.3243921627393">
            <text:p>5,3243921627</text:p>
          </table:table-cell>
          <table:table-cell table:formula="of:=[.C20]/[.C19]" office:value-type="float" office:value="5.30751142808447">
            <text:p>5,3075114281</text:p>
          </table:table-cell>
          <table:table-cell/>
          <table:table-cell table:formula="of:=[.F20]/[.H20]" office:value-type="float" office:value="1.58022970230106">
            <text:p>1,5802297023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10805">
            <text:p>1510805</text:p>
          </table:table-cell>
          <table:table-cell office:value-type="float" office:value="20394344">
            <text:p>20394344</text:p>
          </table:table-cell>
          <table:table-cell office:value-type="float" office:value="10950168">
            <text:p>10950168</text:p>
          </table:table-cell>
          <table:table-cell office:value-type="float" office:value="10954981">
            <text:p>10954981</text:p>
          </table:table-cell>
          <table:table-cell table:formula="of:=[.D21]+[.E21]" office:value-type="float" office:value="21905149">
            <text:p>21905149</text:p>
          </table:table-cell>
          <table:table-cell/>
          <table:table-cell table:formula="of:=[.B21]+[.C21]-[.B22]" office:value-type="float" office:value="13859627">
            <text:p>13859627</text:p>
          </table:table-cell>
          <table:table-cell table:formula="of:=[.H21]/[.H20]" office:value-type="float" office:value="5.32283600346416">
            <text:p>5,3228360035</text:p>
          </table:table-cell>
          <table:table-cell/>
          <table:table-cell table:formula="of:=[.B21]/[.B20]" office:value-type="float" office:value="5.31509456530917">
            <text:p>5,3150945653</text:p>
          </table:table-cell>
          <table:table-cell table:formula="of:=[.C21]/[.C20]" office:value-type="float" office:value="5.32439074949052">
            <text:p>5,3243907495</text:p>
          </table:table-cell>
          <table:table-cell/>
          <table:table-cell table:formula="of:=[.F21]/[.H21]" office:value-type="float" office:value="1.58050061520415">
            <text:p>1,5805006152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45522">
            <text:p>8045522</text:p>
          </table:table-cell>
          <table:table-cell office:value-type="float" office:value="108576738">
            <text:p>108576738</text:p>
          </table:table-cell>
          <table:table-cell office:value-type="float" office:value="58306875">
            <text:p>58306875</text:p>
          </table:table-cell>
          <table:table-cell office:value-type="float" office:value="58315385">
            <text:p>58315385</text:p>
          </table:table-cell>
          <table:table-cell table:formula="of:=[.D22]+[.E22]" office:value-type="float" office:value="116622260">
            <text:p>116622260</text:p>
          </table:table-cell>
          <table:table-cell table:number-columns-repeated="4"/>
          <table:table-cell table:formula="of:=[.B22]/[.B21]" office:value-type="float" office:value="5.32532126912474">
            <text:p>5,3253212691</text:p>
          </table:table-cell>
          <table:table-cell table:formula="of:=[.C22]/[.C21]" office:value-type="float" office:value="5.32386518536708">
            <text:p>5,3238651854</text:p>
          </table:table-cell>
          <table:table-cell table:number-columns-repeated="12"/>
        </table:table-row>
        <table:table-row table:style-name="ro1">
          <table:table-cell table:number-columns-repeated="14"/>
          <table:table-cell>
            <draw:frame table:end-cell-address="result10expFull.V43" table:end-x="0.834cm" table:end-y="0.267cm" draw:z-index="1" draw:style-name="gr1" draw:text-style-name="P1" svg:width="16.01cm" svg:height="9.006cm" svg:x="0.631cm" svg:y="0.294cm">
              <draw:object draw:notify-on-update-of-ranges="result10expFull.O1:result10expFull.O1 result10expFull.F2:result10expFull.F11 result10expFull.P1:result10expFull.P1 result10expFull.F13:result10expFull.F22 result10expFull.Q1:result10expFull.Q1 result10expFull.F24:result10expFull.F33 result10expFull.R1:result10expFull.R1 result10expFull.F35:result10expFull.F44 result10expFull.S1:result10expFull.S1 result10expFull.F46:result10expFull.F55 result10expFull.T1:result10expFull.T1 result10expFull.F57:result10expFull.F66 result10expFull.U1:result10expFull.U1 result10expFull.F68:result10expFull.F77 result10expFull.V1:result10expFull.V1 result10expFull.F79:result10expFull.F88 result10expFull.W1:result10expFull.W1 result10expFull.F90:result10expFull.F99 result10expFull.X1:result10expFull.X1 result10expFull.F101:result10expFull.F1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formula="of:=[.D24]+[.E24]" office:value-type="float" office:value="24">
            <text:p>24</text:p>
          </table:table-cell>
          <table:table-cell/>
          <table:table-cell table:formula="of:=[.B24]+[.C24]-[.B25]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400">
            <text:p>400</text:p>
          </table:table-cell>
          <table:table-cell office:value-type="float" office:value="219">
            <text:p>219</text:p>
          </table:table-cell>
          <table:table-cell office:value-type="float" office:value="205">
            <text:p>205</text:p>
          </table:table-cell>
          <table:table-cell table:formula="of:=[.D25]+[.E25]" office:value-type="float" office:value="424">
            <text:p>424</text:p>
          </table:table-cell>
          <table:table-cell/>
          <table:table-cell table:formula="of:=[.B25]+[.C25]-[.B26]" office:value-type="float" office:value="275">
            <text:p>275</text:p>
          </table:table-cell>
          <table:table-cell table:number-columns-repeated="2"/>
          <table:table-cell table:formula="of:=[.B25]/[.B24]" office:value-type="float" office:value="12">
            <text:p>12</text:p>
          </table:table-cell>
          <table:table-cell table:formula="of:=[.C25]/[.C24]" office:value-type="float" office:value="18.1818181818182">
            <text:p>18,1818181818</text:p>
          </table:table-cell>
          <table:table-cell/>
          <table:table-cell table:formula="of:=[.F25]/[.H25]" office:value-type="float" office:value="1.54181818181818">
            <text:p>1,541818181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2176">
            <text:p>2176</text:p>
          </table:table-cell>
          <table:table-cell office:value-type="float" office:value="1147">
            <text:p>1147</text:p>
          </table:table-cell>
          <table:table-cell office:value-type="float" office:value="1178">
            <text:p>1178</text:p>
          </table:table-cell>
          <table:table-cell table:formula="of:=[.D26]+[.E26]" office:value-type="float" office:value="2325">
            <text:p>2325</text:p>
          </table:table-cell>
          <table:table-cell/>
          <table:table-cell table:formula="of:=[.B26]+[.C26]-[.B27]" office:value-type="float" office:value="1508">
            <text:p>1508</text:p>
          </table:table-cell>
          <table:table-cell table:formula="of:=[.H26]/[.H25]" office:value-type="float" office:value="5.48363636363636">
            <text:p>5,4836363636</text:p>
          </table:table-cell>
          <table:table-cell/>
          <table:table-cell table:formula="of:=[.B26]/[.B25]" office:value-type="float" office:value="6.20833333333333">
            <text:p>6,2083333333</text:p>
          </table:table-cell>
          <table:table-cell table:formula="of:=[.C26]/[.C25]" office:value-type="float" office:value="5.44">
            <text:p>5,44</text:p>
          </table:table-cell>
          <table:table-cell/>
          <table:table-cell table:formula="of:=[.F26]/[.H26]" office:value-type="float" office:value="1.54177718832891">
            <text:p>1,541777188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7">
            <text:p>817</text:p>
          </table:table-cell>
          <table:table-cell office:value-type="float" office:value="11618">
            <text:p>11618</text:p>
          </table:table-cell>
          <table:table-cell office:value-type="float" office:value="6155">
            <text:p>6155</text:p>
          </table:table-cell>
          <table:table-cell office:value-type="float" office:value="6280">
            <text:p>6280</text:p>
          </table:table-cell>
          <table:table-cell table:formula="of:=[.D27]+[.E27]" office:value-type="float" office:value="12435">
            <text:p>12435</text:p>
          </table:table-cell>
          <table:table-cell/>
          <table:table-cell table:formula="of:=[.B27]+[.C27]-[.B28]" office:value-type="float" office:value="7866">
            <text:p>7866</text:p>
          </table:table-cell>
          <table:table-cell table:formula="of:=[.H27]/[.H26]" office:value-type="float" office:value="5.21618037135279">
            <text:p>5,2161803714</text:p>
          </table:table-cell>
          <table:table-cell/>
          <table:table-cell table:formula="of:=[.B27]/[.B26]" office:value-type="float" office:value="5.48322147651007">
            <text:p>5,4832214765</text:p>
          </table:table-cell>
          <table:table-cell table:formula="of:=[.C27]/[.C26]" office:value-type="float" office:value="5.33915441176471">
            <text:p>5,3391544118</text:p>
          </table:table-cell>
          <table:table-cell/>
          <table:table-cell table:formula="of:=[.F27]/[.H27]" office:value-type="float" office:value="1.58085430968726">
            <text:p>1,580854309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69">
            <text:p>4569</text:p>
          </table:table-cell>
          <table:table-cell office:value-type="float" office:value="61488">
            <text:p>61488</text:p>
          </table:table-cell>
          <table:table-cell office:value-type="float" office:value="33096">
            <text:p>33096</text:p>
          </table:table-cell>
          <table:table-cell office:value-type="float" office:value="32961">
            <text:p>32961</text:p>
          </table:table-cell>
          <table:table-cell table:formula="of:=[.D28]+[.E28]" office:value-type="float" office:value="66057">
            <text:p>66057</text:p>
          </table:table-cell>
          <table:table-cell/>
          <table:table-cell table:formula="of:=[.B28]+[.C28]-[.B29]" office:value-type="float" office:value="41840">
            <text:p>41840</text:p>
          </table:table-cell>
          <table:table-cell table:formula="of:=[.H28]/[.H27]" office:value-type="float" office:value="5.31909483854564">
            <text:p>5,3190948385</text:p>
          </table:table-cell>
          <table:table-cell/>
          <table:table-cell table:formula="of:=[.B28]/[.B27]" office:value-type="float" office:value="5.59241126070991">
            <text:p>5,5924112607</text:p>
          </table:table-cell>
          <table:table-cell table:formula="of:=[.C28]/[.C27]" office:value-type="float" office:value="5.29247719056636">
            <text:p>5,2924771906</text:p>
          </table:table-cell>
          <table:table-cell/>
          <table:table-cell table:formula="of:=[.F28]/[.H28]" office:value-type="float" office:value="1.57880019120459">
            <text:p>1,578800191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217">
            <text:p>24217</text:p>
          </table:table-cell>
          <table:table-cell office:value-type="float" office:value="327273">
            <text:p>327273</text:p>
          </table:table-cell>
          <table:table-cell office:value-type="float" office:value="175439">
            <text:p>175439</text:p>
          </table:table-cell>
          <table:table-cell office:value-type="float" office:value="176051">
            <text:p>176051</text:p>
          </table:table-cell>
          <table:table-cell table:formula="of:=[.D29]+[.E29]" office:value-type="float" office:value="351490">
            <text:p>351490</text:p>
          </table:table-cell>
          <table:table-cell/>
          <table:table-cell table:formula="of:=[.B29]+[.C29]-[.B30]" office:value-type="float" office:value="222532">
            <text:p>222532</text:p>
          </table:table-cell>
          <table:table-cell table:formula="of:=[.H29]/[.H28]" office:value-type="float" office:value="5.31864244741874">
            <text:p>5,3186424474</text:p>
          </table:table-cell>
          <table:table-cell/>
          <table:table-cell table:formula="of:=[.B29]/[.B28]" office:value-type="float" office:value="5.30028452615452">
            <text:p>5,3002845262</text:p>
          </table:table-cell>
          <table:table-cell table:formula="of:=[.C29]/[.C28]" office:value-type="float" office:value="5.32255074160812">
            <text:p>5,3225507416</text:p>
          </table:table-cell>
          <table:table-cell/>
          <table:table-cell table:formula="of:=[.F29]/[.H29]" office:value-type="float" office:value="1.57950317257743">
            <text:p>1,5795031726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8958">
            <text:p>128958</text:p>
          </table:table-cell>
          <table:table-cell office:value-type="float" office:value="1733880">
            <text:p>1733880</text:p>
          </table:table-cell>
          <table:table-cell office:value-type="float" office:value="930365">
            <text:p>930365</text:p>
          </table:table-cell>
          <table:table-cell office:value-type="float" office:value="932473">
            <text:p>932473</text:p>
          </table:table-cell>
          <table:table-cell table:formula="of:=[.D30]+[.E30]" office:value-type="float" office:value="1862838">
            <text:p>1862838</text:p>
          </table:table-cell>
          <table:table-cell/>
          <table:table-cell table:formula="of:=[.B30]+[.C30]-[.B31]" office:value-type="float" office:value="1177861">
            <text:p>1177861</text:p>
          </table:table-cell>
          <table:table-cell table:formula="of:=[.H30]/[.H29]" office:value-type="float" office:value="5.2929960634875">
            <text:p>5,2929960635</text:p>
          </table:table-cell>
          <table:table-cell/>
          <table:table-cell table:formula="of:=[.B30]/[.B29]" office:value-type="float" office:value="5.32510220093323">
            <text:p>5,3251022009</text:p>
          </table:table-cell>
          <table:table-cell table:formula="of:=[.C30]/[.C29]" office:value-type="float" office:value="5.29796225169812">
            <text:p>5,2979622517</text:p>
          </table:table-cell>
          <table:table-cell/>
          <table:table-cell table:formula="of:=[.F30]/[.H30]" office:value-type="float" office:value="1.58154315322436">
            <text:p>1,581543153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84977">
            <text:p>684977</text:p>
          </table:table-cell>
          <table:table-cell office:value-type="float" office:value="9243402">
            <text:p>9243402</text:p>
          </table:table-cell>
          <table:table-cell office:value-type="float" office:value="4963417">
            <text:p>4963417</text:p>
          </table:table-cell>
          <table:table-cell office:value-type="float" office:value="4964962">
            <text:p>4964962</text:p>
          </table:table-cell>
          <table:table-cell table:formula="of:=[.D31]+[.E31]" office:value-type="float" office:value="9928379">
            <text:p>9928379</text:p>
          </table:table-cell>
          <table:table-cell/>
          <table:table-cell table:formula="of:=[.B31]+[.C31]-[.B32]" office:value-type="float" office:value="6280883">
            <text:p>6280883</text:p>
          </table:table-cell>
          <table:table-cell table:formula="of:=[.H31]/[.H30]" office:value-type="float" office:value="5.33244839586335">
            <text:p>5,3324483959</text:p>
          </table:table-cell>
          <table:table-cell/>
          <table:table-cell table:formula="of:=[.B31]/[.B30]" office:value-type="float" office:value="5.31162859225484">
            <text:p>5,3116285923</text:p>
          </table:table-cell>
          <table:table-cell table:formula="of:=[.C31]/[.C30]" office:value-type="float" office:value="5.33105059173645">
            <text:p>5,3310505917</text:p>
          </table:table-cell>
          <table:table-cell/>
          <table:table-cell table:formula="of:=[.F31]/[.H31]" office:value-type="float" office:value="1.58072981139754">
            <text:p>1,5807298114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647496">
            <text:p>3647496</text:p>
          </table:table-cell>
          <table:table-cell office:value-type="float" office:value="49204286">
            <text:p>49204286</text:p>
          </table:table-cell>
          <table:table-cell office:value-type="float" office:value="26424738">
            <text:p>26424738</text:p>
          </table:table-cell>
          <table:table-cell office:value-type="float" office:value="26427044">
            <text:p>26427044</text:p>
          </table:table-cell>
          <table:table-cell table:formula="of:=[.D32]+[.E32]" office:value-type="float" office:value="52851782">
            <text:p>52851782</text:p>
          </table:table-cell>
          <table:table-cell/>
          <table:table-cell table:formula="of:=[.B32]+[.C32]-[.B33]" office:value-type="float" office:value="33440131">
            <text:p>33440131</text:p>
          </table:table-cell>
          <table:table-cell table:formula="of:=[.H32]/[.H31]" office:value-type="float" office:value="5.32411302678302">
            <text:p>5,3241130268</text:p>
          </table:table-cell>
          <table:table-cell/>
          <table:table-cell table:formula="of:=[.B32]/[.B31]" office:value-type="float" office:value="5.32499047413271">
            <text:p>5,3249904741</text:p>
          </table:table-cell>
          <table:table-cell table:formula="of:=[.C32]/[.C31]" office:value-type="float" office:value="5.32317927966348">
            <text:p>5,3231792797</text:p>
          </table:table-cell>
          <table:table-cell/>
          <table:table-cell table:formula="of:=[.F32]/[.H32]" office:value-type="float" office:value="1.58048968169413">
            <text:p>1,5804896817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411651">
            <text:p>19411651</text:p>
          </table:table-cell>
          <table:table-cell office:value-type="float" office:value="261982101">
            <text:p>261982101</text:p>
          </table:table-cell>
          <table:table-cell office:value-type="float" office:value="140683324">
            <text:p>140683324</text:p>
          </table:table-cell>
          <table:table-cell office:value-type="float" office:value="140710428">
            <text:p>140710428</text:p>
          </table:table-cell>
          <table:table-cell table:formula="of:=[.D33]+[.E33]" office:value-type="float" office:value="281393752">
            <text:p>281393752</text:p>
          </table:table-cell>
          <table:table-cell table:number-columns-repeated="4"/>
          <table:table-cell table:formula="of:=[.B33]/[.B32]" office:value-type="float" office:value="5.32191152505719">
            <text:p>5,3219115251</text:p>
          </table:table-cell>
          <table:table-cell table:formula="of:=[.C33]/[.C32]" office:value-type="float" office:value="5.32437562451369">
            <text:p>5,3243756245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formula="of:=[.D35]+[.E35]" office:value-type="float" office:value="29">
            <text:p>29</text:p>
          </table:table-cell>
          <table:table-cell/>
          <table:table-cell table:formula="of:=[.B35]+[.C35]-[.B36]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434">
            <text:p>434</text:p>
          </table:table-cell>
          <table:table-cell office:value-type="float" office:value="234">
            <text:p>234</text:p>
          </table:table-cell>
          <table:table-cell office:value-type="float" office:value="229">
            <text:p>229</text:p>
          </table:table-cell>
          <table:table-cell table:formula="of:=[.D36]+[.E36]" office:value-type="float" office:value="463">
            <text:p>463</text:p>
          </table:table-cell>
          <table:table-cell/>
          <table:table-cell table:formula="of:=[.B36]+[.C36]-[.B37]" office:value-type="float" office:value="297">
            <text:p>297</text:p>
          </table:table-cell>
          <table:table-cell table:number-columns-repeated="2"/>
          <table:table-cell table:formula="of:=[.B36]/[.B35]" office:value-type="float" office:value="14.5">
            <text:p>14,5</text:p>
          </table:table-cell>
          <table:table-cell table:formula="of:=[.C36]/[.C35]" office:value-type="float" office:value="16.0740740740741">
            <text:p>16,0740740741</text:p>
          </table:table-cell>
          <table:table-cell/>
          <table:table-cell table:formula="of:=[.F36]/[.H36]" office:value-type="float" office:value="1.55892255892256">
            <text:p>1,5589225589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195">
            <text:p>2195</text:p>
          </table:table-cell>
          <table:table-cell office:value-type="float" office:value="1191">
            <text:p>1191</text:p>
          </table:table-cell>
          <table:table-cell office:value-type="float" office:value="1170">
            <text:p>1170</text:p>
          </table:table-cell>
          <table:table-cell table:formula="of:=[.D37]+[.E37]" office:value-type="float" office:value="2361">
            <text:p>2361</text:p>
          </table:table-cell>
          <table:table-cell/>
          <table:table-cell table:formula="of:=[.B37]+[.C37]-[.B38]" office:value-type="float" office:value="1513">
            <text:p>1513</text:p>
          </table:table-cell>
          <table:table-cell table:formula="of:=[.H37]/[.H36]" office:value-type="float" office:value="5.09427609427609">
            <text:p>5,0942760943</text:p>
          </table:table-cell>
          <table:table-cell/>
          <table:table-cell table:formula="of:=[.B37]/[.B36]" office:value-type="float" office:value="5.72413793103448">
            <text:p>5,724137931</text:p>
          </table:table-cell>
          <table:table-cell table:formula="of:=[.C37]/[.C36]" office:value-type="float" office:value="5.05760368663595">
            <text:p>5,0576036866</text:p>
          </table:table-cell>
          <table:table-cell/>
          <table:table-cell table:formula="of:=[.F37]/[.H37]" office:value-type="float" office:value="1.56047587574356">
            <text:p>1,5604758757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48">
            <text:p>848</text:p>
          </table:table-cell>
          <table:table-cell office:value-type="float" office:value="12386">
            <text:p>12386</text:p>
          </table:table-cell>
          <table:table-cell office:value-type="float" office:value="6705">
            <text:p>6705</text:p>
          </table:table-cell>
          <table:table-cell office:value-type="float" office:value="6529">
            <text:p>6529</text:p>
          </table:table-cell>
          <table:table-cell table:formula="of:=[.D38]+[.E38]" office:value-type="float" office:value="13234">
            <text:p>13234</text:p>
          </table:table-cell>
          <table:table-cell/>
          <table:table-cell table:formula="of:=[.B38]+[.C38]-[.B39]" office:value-type="float" office:value="8401">
            <text:p>8401</text:p>
          </table:table-cell>
          <table:table-cell table:formula="of:=[.H38]/[.H37]" office:value-type="float" office:value="5.55254461335096">
            <text:p>5,5525446134</text:p>
          </table:table-cell>
          <table:table-cell/>
          <table:table-cell table:formula="of:=[.B38]/[.B37]" office:value-type="float" office:value="5.10843373493976">
            <text:p>5,1084337349</text:p>
          </table:table-cell>
          <table:table-cell table:formula="of:=[.C38]/[.C37]" office:value-type="float" office:value="5.64282460136674">
            <text:p>5,6428246014</text:p>
          </table:table-cell>
          <table:table-cell/>
          <table:table-cell table:formula="of:=[.F38]/[.H38]" office:value-type="float" office:value="1.57528865611237">
            <text:p>1,5752886561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33">
            <text:p>4833</text:p>
          </table:table-cell>
          <table:table-cell office:value-type="float" office:value="65886">
            <text:p>65886</text:p>
          </table:table-cell>
          <table:table-cell office:value-type="float" office:value="35403">
            <text:p>35403</text:p>
          </table:table-cell>
          <table:table-cell office:value-type="float" office:value="35316">
            <text:p>35316</text:p>
          </table:table-cell>
          <table:table-cell table:formula="of:=[.D39]+[.E39]" office:value-type="float" office:value="70719">
            <text:p>70719</text:p>
          </table:table-cell>
          <table:table-cell/>
          <table:table-cell table:formula="of:=[.B39]+[.C39]-[.B40]" office:value-type="float" office:value="44670">
            <text:p>44670</text:p>
          </table:table-cell>
          <table:table-cell table:formula="of:=[.H39]/[.H38]" office:value-type="float" office:value="5.31722413998334">
            <text:p>5,31722414</text:p>
          </table:table-cell>
          <table:table-cell/>
          <table:table-cell table:formula="of:=[.B39]/[.B38]" office:value-type="float" office:value="5.69929245283019">
            <text:p>5,6992924528</text:p>
          </table:table-cell>
          <table:table-cell table:formula="of:=[.C39]/[.C38]" office:value-type="float" office:value="5.31939286290974">
            <text:p>5,3193928629</text:p>
          </table:table-cell>
          <table:table-cell/>
          <table:table-cell table:formula="of:=[.F39]/[.H39]" office:value-type="float" office:value="1.58314304902619">
            <text:p>1,583143049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049">
            <text:p>26049</text:p>
          </table:table-cell>
          <table:table-cell office:value-type="float" office:value="357080">
            <text:p>357080</text:p>
          </table:table-cell>
          <table:table-cell office:value-type="float" office:value="191856">
            <text:p>191856</text:p>
          </table:table-cell>
          <table:table-cell office:value-type="float" office:value="191273">
            <text:p>191273</text:p>
          </table:table-cell>
          <table:table-cell table:formula="of:=[.D40]+[.E40]" office:value-type="float" office:value="383129">
            <text:p>383129</text:p>
          </table:table-cell>
          <table:table-cell/>
          <table:table-cell table:formula="of:=[.B40]+[.C40]-[.B41]" office:value-type="float" office:value="242865">
            <text:p>242865</text:p>
          </table:table-cell>
          <table:table-cell table:formula="of:=[.H40]/[.H39]" office:value-type="float" office:value="5.43687038280725">
            <text:p>5,4368703828</text:p>
          </table:table-cell>
          <table:table-cell/>
          <table:table-cell table:formula="of:=[.B40]/[.B39]" office:value-type="float" office:value="5.38981998758535">
            <text:p>5,3898199876</text:p>
          </table:table-cell>
          <table:table-cell table:formula="of:=[.C40]/[.C39]" office:value-type="float" office:value="5.41966426858513">
            <text:p>5,4196642686</text:p>
          </table:table-cell>
          <table:table-cell/>
          <table:table-cell table:formula="of:=[.F40]/[.H40]" office:value-type="float" office:value="1.57753896197476">
            <text:p>1,577538962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0264">
            <text:p>140264</text:p>
          </table:table-cell>
          <table:table-cell office:value-type="float" office:value="1893083">
            <text:p>1893083</text:p>
          </table:table-cell>
          <table:table-cell office:value-type="float" office:value="1017526">
            <text:p>1017526</text:p>
          </table:table-cell>
          <table:table-cell office:value-type="float" office:value="1015821">
            <text:p>1015821</text:p>
          </table:table-cell>
          <table:table-cell table:formula="of:=[.D41]+[.E41]" office:value-type="float" office:value="2033347">
            <text:p>2033347</text:p>
          </table:table-cell>
          <table:table-cell/>
          <table:table-cell table:formula="of:=[.B41]+[.C41]-[.B42]" office:value-type="float" office:value="1287248">
            <text:p>1287248</text:p>
          </table:table-cell>
          <table:table-cell table:formula="of:=[.H41]/[.H40]" office:value-type="float" office:value="5.30026146212917">
            <text:p>5,3002614621</text:p>
          </table:table-cell>
          <table:table-cell/>
          <table:table-cell table:formula="of:=[.B41]/[.B40]" office:value-type="float" office:value="5.38462129064456">
            <text:p>5,3846212906</text:p>
          </table:table-cell>
          <table:table-cell table:formula="of:=[.C41]/[.C40]" office:value-type="float" office:value="5.30156547552369">
            <text:p>5,3015654755</text:p>
          </table:table-cell>
          <table:table-cell/>
          <table:table-cell table:formula="of:=[.F41]/[.H41]" office:value-type="float" office:value="1.57960781450039">
            <text:p>1,579607814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46099">
            <text:p>746099</text:p>
          </table:table-cell>
          <table:table-cell office:value-type="float" office:value="10072917">
            <text:p>10072917</text:p>
          </table:table-cell>
          <table:table-cell office:value-type="float" office:value="5409896">
            <text:p>5409896</text:p>
          </table:table-cell>
          <table:table-cell office:value-type="float" office:value="5409120">
            <text:p>5409120</text:p>
          </table:table-cell>
          <table:table-cell table:formula="of:=[.D42]+[.E42]" office:value-type="float" office:value="10819016">
            <text:p>10819016</text:p>
          </table:table-cell>
          <table:table-cell/>
          <table:table-cell table:formula="of:=[.B42]+[.C42]-[.B43]" office:value-type="float" office:value="6845945">
            <text:p>6845945</text:p>
          </table:table-cell>
          <table:table-cell table:formula="of:=[.H42]/[.H41]" office:value-type="float" office:value="5.31827977204082">
            <text:p>5,318279772</text:p>
          </table:table-cell>
          <table:table-cell/>
          <table:table-cell table:formula="of:=[.B42]/[.B41]" office:value-type="float" office:value="5.3192479895055">
            <text:p>5,3192479895</text:p>
          </table:table-cell>
          <table:table-cell table:formula="of:=[.C42]/[.C41]" office:value-type="float" office:value="5.32090616206474">
            <text:p>5,3209061621</text:p>
          </table:table-cell>
          <table:table-cell/>
          <table:table-cell table:formula="of:=[.F42]/[.H42]" office:value-type="float" office:value="1.58035391753805">
            <text:p>1,5803539175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73071">
            <text:p>3973071</text:p>
          </table:table-cell>
          <table:table-cell office:value-type="float" office:value="53664288">
            <text:p>53664288</text:p>
          </table:table-cell>
          <table:table-cell office:value-type="float" office:value="28818975">
            <text:p>28818975</text:p>
          </table:table-cell>
          <table:table-cell office:value-type="float" office:value="28818384">
            <text:p>28818384</text:p>
          </table:table-cell>
          <table:table-cell table:formula="of:=[.D43]+[.E43]" office:value-type="float" office:value="57637359">
            <text:p>57637359</text:p>
          </table:table-cell>
          <table:table-cell/>
          <table:table-cell table:formula="of:=[.B43]+[.C43]-[.B44]" office:value-type="float" office:value="36476095">
            <text:p>36476095</text:p>
          </table:table-cell>
          <table:table-cell table:formula="of:=[.H43]/[.H42]" office:value-type="float" office:value="5.32813147052744">
            <text:p>5,3281314705</text:p>
          </table:table-cell>
          <table:table-cell/>
          <table:table-cell table:formula="of:=[.B43]/[.B42]" office:value-type="float" office:value="5.32512575408893">
            <text:p>5,3251257541</text:p>
          </table:table-cell>
          <table:table-cell table:formula="of:=[.C43]/[.C42]" office:value-type="float" office:value="5.32758167271705">
            <text:p>5,3275816727</text:p>
          </table:table-cell>
          <table:table-cell/>
          <table:table-cell table:formula="of:=[.F43]/[.H43]" office:value-type="float" office:value="1.58014060989807">
            <text:p>1,5801406099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161264">
            <text:p>21161264</text:p>
          </table:table-cell>
          <table:table-cell office:value-type="float" office:value="285624173">
            <text:p>285624173</text:p>
          </table:table-cell>
          <table:table-cell office:value-type="float" office:value="153394418">
            <text:p>153394418</text:p>
          </table:table-cell>
          <table:table-cell office:value-type="float" office:value="153391019">
            <text:p>153391019</text:p>
          </table:table-cell>
          <table:table-cell table:formula="of:=[.D44]+[.E44]" office:value-type="float" office:value="306785437">
            <text:p>306785437</text:p>
          </table:table-cell>
          <table:table-cell table:number-columns-repeated="4"/>
          <table:table-cell table:formula="of:=[.B44]/[.B43]" office:value-type="float" office:value="5.32617312904803">
            <text:p>5,326173129</text:p>
          </table:table-cell>
          <table:table-cell table:formula="of:=[.C44]/[.C43]" office:value-type="float" office:value="5.32242546477091">
            <text:p>5,3224254648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 office:value-type="float" office:value="14">
            <text:p>14</text:p>
          </table:table-cell>
          <table:table-cell table:formula="of:=[.D46]+[.E46]" office:value-type="float" office:value="28">
            <text:p>28</text:p>
          </table:table-cell>
          <table:table-cell/>
          <table:table-cell table:formula="of:=[.B46]+[.C46]-[.B47]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72">
            <text:p>372</text:p>
          </table:table-cell>
          <table:table-cell office:value-type="float" office:value="202">
            <text:p>202</text:p>
          </table:table-cell>
          <table:table-cell office:value-type="float" office:value="198">
            <text:p>198</text:p>
          </table:table-cell>
          <table:table-cell table:formula="of:=[.D47]+[.E47]" office:value-type="float" office:value="400">
            <text:p>400</text:p>
          </table:table-cell>
          <table:table-cell/>
          <table:table-cell table:formula="of:=[.B47]+[.C47]-[.B48]" office:value-type="float" office:value="248">
            <text:p>248</text:p>
          </table:table-cell>
          <table:table-cell table:number-columns-repeated="2"/>
          <table:table-cell table:formula="of:=[.B47]/[.B46]" office:value-type="float" office:value="14">
            <text:p>14</text:p>
          </table:table-cell>
          <table:table-cell table:formula="of:=[.C47]/[.C46]" office:value-type="float" office:value="14.3076923076923">
            <text:p>14,3076923077</text:p>
          </table:table-cell>
          <table:table-cell/>
          <table:table-cell table:formula="of:=[.F47]/[.H47]" office:value-type="float" office:value="1.61290322580645">
            <text:p>1,612903225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2282">
            <text:p>2282</text:p>
          </table:table-cell>
          <table:table-cell office:value-type="float" office:value="1220">
            <text:p>1220</text:p>
          </table:table-cell>
          <table:table-cell office:value-type="float" office:value="1214">
            <text:p>1214</text:p>
          </table:table-cell>
          <table:table-cell table:formula="of:=[.D48]+[.E48]" office:value-type="float" office:value="2434">
            <text:p>2434</text:p>
          </table:table-cell>
          <table:table-cell/>
          <table:table-cell table:formula="of:=[.B48]+[.C48]-[.B49]" office:value-type="float" office:value="1523">
            <text:p>1523</text:p>
          </table:table-cell>
          <table:table-cell table:formula="of:=[.H48]/[.H47]" office:value-type="float" office:value="6.14112903225807">
            <text:p>6,1411290323</text:p>
          </table:table-cell>
          <table:table-cell/>
          <table:table-cell table:formula="of:=[.B48]/[.B47]" office:value-type="float" office:value="5.42857142857143">
            <text:p>5,4285714286</text:p>
          </table:table-cell>
          <table:table-cell table:formula="of:=[.C48]/[.C47]" office:value-type="float" office:value="6.13440860215054">
            <text:p>6,1344086022</text:p>
          </table:table-cell>
          <table:table-cell/>
          <table:table-cell table:formula="of:=[.F48]/[.H48]" office:value-type="float" office:value="1.59816152330926">
            <text:p>1,598161523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11">
            <text:p>911</text:p>
          </table:table-cell>
          <table:table-cell office:value-type="float" office:value="11912">
            <text:p>11912</text:p>
          </table:table-cell>
          <table:table-cell office:value-type="float" office:value="6334">
            <text:p>6334</text:p>
          </table:table-cell>
          <table:table-cell office:value-type="float" office:value="6489">
            <text:p>6489</text:p>
          </table:table-cell>
          <table:table-cell table:formula="of:=[.D49]+[.E49]" office:value-type="float" office:value="12823">
            <text:p>12823</text:p>
          </table:table-cell>
          <table:table-cell/>
          <table:table-cell table:formula="of:=[.B49]+[.C49]-[.B50]" office:value-type="float" office:value="8129">
            <text:p>8129</text:p>
          </table:table-cell>
          <table:table-cell table:formula="of:=[.H49]/[.H48]" office:value-type="float" office:value="5.33749179251477">
            <text:p>5,3374917925</text:p>
          </table:table-cell>
          <table:table-cell/>
          <table:table-cell table:formula="of:=[.B49]/[.B48]" office:value-type="float" office:value="5.99342105263158">
            <text:p>5,9934210526</text:p>
          </table:table-cell>
          <table:table-cell table:formula="of:=[.C49]/[.C48]" office:value-type="float" office:value="5.21998247151621">
            <text:p>5,2199824715</text:p>
          </table:table-cell>
          <table:table-cell/>
          <table:table-cell table:formula="of:=[.F49]/[.H49]" office:value-type="float" office:value="1.57743879936032">
            <text:p>1,5774387994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94">
            <text:p>4694</text:p>
          </table:table-cell>
          <table:table-cell office:value-type="float" office:value="62667">
            <text:p>62667</text:p>
          </table:table-cell>
          <table:table-cell office:value-type="float" office:value="33739">
            <text:p>33739</text:p>
          </table:table-cell>
          <table:table-cell office:value-type="float" office:value="33622">
            <text:p>33622</text:p>
          </table:table-cell>
          <table:table-cell table:formula="of:=[.D50]+[.E50]" office:value-type="float" office:value="67361">
            <text:p>67361</text:p>
          </table:table-cell>
          <table:table-cell/>
          <table:table-cell table:formula="of:=[.B50]+[.C50]-[.B51]" office:value-type="float" office:value="42499">
            <text:p>42499</text:p>
          </table:table-cell>
          <table:table-cell table:formula="of:=[.H50]/[.H49]" office:value-type="float" office:value="5.22807233362037">
            <text:p>5,2280723336</text:p>
          </table:table-cell>
          <table:table-cell/>
          <table:table-cell table:formula="of:=[.B50]/[.B49]" office:value-type="float" office:value="5.15257958287596">
            <text:p>5,1525795829</text:p>
          </table:table-cell>
          <table:table-cell table:formula="of:=[.C50]/[.C49]" office:value-type="float" office:value="5.26082941571525">
            <text:p>5,2608294157</text:p>
          </table:table-cell>
          <table:table-cell/>
          <table:table-cell table:formula="of:=[.F50]/[.H50]" office:value-type="float" office:value="1.58500200004706">
            <text:p>1,585002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4862">
            <text:p>24862</text:p>
          </table:table-cell>
          <table:table-cell office:value-type="float" office:value="336698">
            <text:p>336698</text:p>
          </table:table-cell>
          <table:table-cell office:value-type="float" office:value="180682">
            <text:p>180682</text:p>
          </table:table-cell>
          <table:table-cell office:value-type="float" office:value="180878">
            <text:p>180878</text:p>
          </table:table-cell>
          <table:table-cell table:formula="of:=[.D51]+[.E51]" office:value-type="float" office:value="361560">
            <text:p>361560</text:p>
          </table:table-cell>
          <table:table-cell/>
          <table:table-cell table:formula="of:=[.B51]+[.C51]-[.B52]" office:value-type="float" office:value="228922">
            <text:p>228922</text:p>
          </table:table-cell>
          <table:table-cell table:formula="of:=[.H51]/[.H50]" office:value-type="float" office:value="5.38652674180569">
            <text:p>5,3865267418</text:p>
          </table:table-cell>
          <table:table-cell/>
          <table:table-cell table:formula="of:=[.B51]/[.B50]" office:value-type="float" office:value="5.29654878568385">
            <text:p>5,2965487857</text:p>
          </table:table-cell>
          <table:table-cell table:formula="of:=[.C51]/[.C50]" office:value-type="float" office:value="5.3728118467455">
            <text:p>5,3728118467</text:p>
          </table:table-cell>
          <table:table-cell/>
          <table:table-cell table:formula="of:=[.F51]/[.H51]" office:value-type="float" office:value="1.57940259127563">
            <text:p>1,5794025913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2638">
            <text:p>132638</text:p>
          </table:table-cell>
          <table:table-cell office:value-type="float" office:value="1792368">
            <text:p>1792368</text:p>
          </table:table-cell>
          <table:table-cell office:value-type="float" office:value="962666">
            <text:p>962666</text:p>
          </table:table-cell>
          <table:table-cell office:value-type="float" office:value="962340">
            <text:p>962340</text:p>
          </table:table-cell>
          <table:table-cell table:formula="of:=[.D52]+[.E52]" office:value-type="float" office:value="1925006">
            <text:p>1925006</text:p>
          </table:table-cell>
          <table:table-cell/>
          <table:table-cell table:formula="of:=[.B52]+[.C52]-[.B53]" office:value-type="float" office:value="1218352">
            <text:p>1218352</text:p>
          </table:table-cell>
          <table:table-cell table:formula="of:=[.H52]/[.H51]" office:value-type="float" office:value="5.32212718742629">
            <text:p>5,3221271874</text:p>
          </table:table-cell>
          <table:table-cell/>
          <table:table-cell table:formula="of:=[.B52]/[.B51]" office:value-type="float" office:value="5.3349690290403">
            <text:p>5,334969029</text:p>
          </table:table-cell>
          <table:table-cell table:formula="of:=[.C52]/[.C51]" office:value-type="float" office:value="5.32336990418714">
            <text:p>5,3233699042</text:p>
          </table:table-cell>
          <table:table-cell/>
          <table:table-cell table:formula="of:=[.F52]/[.H52]" office:value-type="float" office:value="1.58000807648364">
            <text:p>1,5800080765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6654">
            <text:p>706654</text:p>
          </table:table-cell>
          <table:table-cell office:value-type="float" office:value="9548721">
            <text:p>9548721</text:p>
          </table:table-cell>
          <table:table-cell office:value-type="float" office:value="5127136">
            <text:p>5127136</text:p>
          </table:table-cell>
          <table:table-cell office:value-type="float" office:value="5128239">
            <text:p>5128239</text:p>
          </table:table-cell>
          <table:table-cell table:formula="of:=[.D53]+[.E53]" office:value-type="float" office:value="10255375">
            <text:p>10255375</text:p>
          </table:table-cell>
          <table:table-cell/>
          <table:table-cell table:formula="of:=[.B53]+[.C53]-[.B54]" office:value-type="float" office:value="6491278">
            <text:p>6491278</text:p>
          </table:table-cell>
          <table:table-cell table:formula="of:=[.H53]/[.H52]" office:value-type="float" office:value="5.32791672685726">
            <text:p>5,3279167269</text:p>
          </table:table-cell>
          <table:table-cell/>
          <table:table-cell table:formula="of:=[.B53]/[.B52]" office:value-type="float" office:value="5.32768889760099">
            <text:p>5,3276888976</text:p>
          </table:table-cell>
          <table:table-cell table:formula="of:=[.C53]/[.C52]" office:value-type="float" office:value="5.3274333172652">
            <text:p>5,3274333173</text:p>
          </table:table-cell>
          <table:table-cell/>
          <table:table-cell table:formula="of:=[.F53]/[.H53]" office:value-type="float" office:value="1.57986994240579">
            <text:p>1,5798699424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64097">
            <text:p>3764097</text:p>
          </table:table-cell>
          <table:table-cell office:value-type="float" office:value="50850440">
            <text:p>50850440</text:p>
          </table:table-cell>
          <table:table-cell office:value-type="float" office:value="27310398">
            <text:p>27310398</text:p>
          </table:table-cell>
          <table:table-cell office:value-type="float" office:value="27304139">
            <text:p>27304139</text:p>
          </table:table-cell>
          <table:table-cell table:formula="of:=[.D54]+[.E54]" office:value-type="float" office:value="54614537">
            <text:p>54614537</text:p>
          </table:table-cell>
          <table:table-cell/>
          <table:table-cell table:formula="of:=[.B54]+[.C54]-[.B55]" office:value-type="float" office:value="34555752">
            <text:p>34555752</text:p>
          </table:table-cell>
          <table:table-cell table:formula="of:=[.H54]/[.H53]" office:value-type="float" office:value="5.3234127393712">
            <text:p>5,3234127394</text:p>
          </table:table-cell>
          <table:table-cell/>
          <table:table-cell table:formula="of:=[.B54]/[.B53]" office:value-type="float" office:value="5.32664783614046">
            <text:p>5,3266478361</text:p>
          </table:table-cell>
          <table:table-cell table:formula="of:=[.C54]/[.C53]" office:value-type="float" office:value="5.32536661192635">
            <text:p>5,3253666119</text:p>
          </table:table-cell>
          <table:table-cell/>
          <table:table-cell table:formula="of:=[.F54]/[.H54]" office:value-type="float" office:value="1.58047600874089">
            <text:p>1,5804760087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58785">
            <text:p>20058785</text:p>
          </table:table-cell>
          <table:table-cell office:value-type="float" office:value="270832071">
            <text:p>270832071</text:p>
          </table:table-cell>
          <table:table-cell office:value-type="float" office:value="145443537">
            <text:p>145443537</text:p>
          </table:table-cell>
          <table:table-cell office:value-type="float" office:value="145447319">
            <text:p>145447319</text:p>
          </table:table-cell>
          <table:table-cell table:formula="of:=[.D55]+[.E55]" office:value-type="float" office:value="290890856">
            <text:p>290890856</text:p>
          </table:table-cell>
          <table:table-cell table:number-columns-repeated="4"/>
          <table:table-cell table:formula="of:=[.B55]/[.B54]" office:value-type="float" office:value="5.32897664433196">
            <text:p>5,3289766443</text:p>
          </table:table-cell>
          <table:table-cell table:formula="of:=[.C55]/[.C54]" office:value-type="float" office:value="5.32605167231591">
            <text:p>5,3260516723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D57]+[.E57]" office:value-type="float" office:value="30">
            <text:p>30</text:p>
          </table:table-cell>
          <table:table-cell/>
          <table:table-cell table:formula="of:=[.B57]+[.C57]-[.B58]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68">
            <text:p>368</text:p>
          </table:table-cell>
          <table:table-cell office:value-type="float" office:value="200">
            <text:p>200</text:p>
          </table:table-cell>
          <table:table-cell office:value-type="float" office:value="198">
            <text:p>198</text:p>
          </table:table-cell>
          <table:table-cell table:formula="of:=[.D58]+[.E58]" office:value-type="float" office:value="398">
            <text:p>398</text:p>
          </table:table-cell>
          <table:table-cell/>
          <table:table-cell table:formula="of:=[.B58]+[.C58]-[.B59]" office:value-type="float" office:value="252">
            <text:p>252</text:p>
          </table:table-cell>
          <table:table-cell table:number-columns-repeated="2"/>
          <table:table-cell table:formula="of:=[.B58]/[.B57]" office:value-type="float" office:value="15">
            <text:p>15</text:p>
          </table:table-cell>
          <table:table-cell table:formula="of:=[.C58]/[.C57]" office:value-type="float" office:value="13.1428571428571">
            <text:p>13,1428571429</text:p>
          </table:table-cell>
          <table:table-cell/>
          <table:table-cell table:formula="of:=[.F58]/[.H58]" office:value-type="float" office:value="1.57936507936508">
            <text:p>1,5793650794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1905">
            <text:p>1905</text:p>
          </table:table-cell>
          <table:table-cell office:value-type="float" office:value="1041">
            <text:p>1041</text:p>
          </table:table-cell>
          <table:table-cell office:value-type="float" office:value="1010">
            <text:p>1010</text:p>
          </table:table-cell>
          <table:table-cell table:formula="of:=[.D59]+[.E59]" office:value-type="float" office:value="2051">
            <text:p>2051</text:p>
          </table:table-cell>
          <table:table-cell/>
          <table:table-cell table:formula="of:=[.B59]+[.C59]-[.B60]" office:value-type="float" office:value="1317">
            <text:p>1317</text:p>
          </table:table-cell>
          <table:table-cell table:number-columns-repeated="2"/>
          <table:table-cell table:formula="of:=[.B59]/[.B58]" office:value-type="float" office:value="4.86666666666667">
            <text:p>4,8666666667</text:p>
          </table:table-cell>
          <table:table-cell table:formula="of:=[.C59]/[.C58]" office:value-type="float" office:value="5.17663043478261">
            <text:p>5,1766304348</text:p>
          </table:table-cell>
          <table:table-cell/>
          <table:table-cell table:formula="of:=[.F59]/[.H59]" office:value-type="float" office:value="1.55732725892179">
            <text:p>1,557327258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34">
            <text:p>734</text:p>
          </table:table-cell>
          <table:table-cell office:value-type="float" office:value="10091">
            <text:p>10091</text:p>
          </table:table-cell>
          <table:table-cell office:value-type="float" office:value="5456">
            <text:p>5456</text:p>
          </table:table-cell>
          <table:table-cell office:value-type="float" office:value="5369">
            <text:p>5369</text:p>
          </table:table-cell>
          <table:table-cell table:formula="of:=[.D60]+[.E60]" office:value-type="float" office:value="10825">
            <text:p>10825</text:p>
          </table:table-cell>
          <table:table-cell/>
          <table:table-cell table:formula="of:=[.B60]+[.C60]-[.B61]" office:value-type="float" office:value="6846">
            <text:p>6846</text:p>
          </table:table-cell>
          <table:table-cell table:formula="of:=[.H60]/[.H59]" office:value-type="float" office:value="5.19817767653759">
            <text:p>5,1981776765</text:p>
          </table:table-cell>
          <table:table-cell/>
          <table:table-cell table:formula="of:=[.B60]/[.B59]" office:value-type="float" office:value="5.02739726027397">
            <text:p>5,0273972603</text:p>
          </table:table-cell>
          <table:table-cell table:formula="of:=[.C60]/[.C59]" office:value-type="float" office:value="5.29711286089239">
            <text:p>5,2971128609</text:p>
          </table:table-cell>
          <table:table-cell/>
          <table:table-cell table:formula="of:=[.F60]/[.H60]" office:value-type="float" office:value="1.58121530820917">
            <text:p>1,581215308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79">
            <text:p>3979</text:p>
          </table:table-cell>
          <table:table-cell office:value-type="float" office:value="53414">
            <text:p>53414</text:p>
          </table:table-cell>
          <table:table-cell office:value-type="float" office:value="28778">
            <text:p>28778</text:p>
          </table:table-cell>
          <table:table-cell office:value-type="float" office:value="28615">
            <text:p>28615</text:p>
          </table:table-cell>
          <table:table-cell table:formula="of:=[.D61]+[.E61]" office:value-type="float" office:value="57393">
            <text:p>57393</text:p>
          </table:table-cell>
          <table:table-cell/>
          <table:table-cell table:formula="of:=[.B61]+[.C61]-[.B62]" office:value-type="float" office:value="36264">
            <text:p>36264</text:p>
          </table:table-cell>
          <table:table-cell table:formula="of:=[.H61]/[.H60]" office:value-type="float" office:value="5.29710780017529">
            <text:p>5,2971078002</text:p>
          </table:table-cell>
          <table:table-cell/>
          <table:table-cell table:formula="of:=[.B61]/[.B60]" office:value-type="float" office:value="5.42098092643052">
            <text:p>5,4209809264</text:p>
          </table:table-cell>
          <table:table-cell table:formula="of:=[.C61]/[.C60]" office:value-type="float" office:value="5.29323159250818">
            <text:p>5,2932315925</text:p>
          </table:table-cell>
          <table:table-cell/>
          <table:table-cell table:formula="of:=[.F61]/[.H61]" office:value-type="float" office:value="1.58264394440768">
            <text:p>1,582643944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129">
            <text:p>21129</text:p>
          </table:table-cell>
          <table:table-cell office:value-type="float" office:value="285728">
            <text:p>285728</text:p>
          </table:table-cell>
          <table:table-cell office:value-type="float" office:value="153654">
            <text:p>153654</text:p>
          </table:table-cell>
          <table:table-cell office:value-type="float" office:value="153203">
            <text:p>153203</text:p>
          </table:table-cell>
          <table:table-cell table:formula="of:=[.D62]+[.E62]" office:value-type="float" office:value="306857">
            <text:p>306857</text:p>
          </table:table-cell>
          <table:table-cell/>
          <table:table-cell table:formula="of:=[.B62]+[.C62]-[.B63]" office:value-type="float" office:value="194242">
            <text:p>194242</text:p>
          </table:table-cell>
          <table:table-cell table:formula="of:=[.H62]/[.H61]" office:value-type="float" office:value="5.35633134789323">
            <text:p>5,3563313479</text:p>
          </table:table-cell>
          <table:table-cell/>
          <table:table-cell table:formula="of:=[.B62]/[.B61]" office:value-type="float" office:value="5.31012817290777">
            <text:p>5,3101281729</text:p>
          </table:table-cell>
          <table:table-cell table:formula="of:=[.C62]/[.C61]" office:value-type="float" office:value="5.34930916988056">
            <text:p>5,3493091699</text:p>
          </table:table-cell>
          <table:table-cell/>
          <table:table-cell table:formula="of:=[.F62]/[.H62]" office:value-type="float" office:value="1.57976647686906">
            <text:p>1,5797664769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2615">
            <text:p>112615</text:p>
          </table:table-cell>
          <table:table-cell office:value-type="float" office:value="1522413">
            <text:p>1522413</text:p>
          </table:table-cell>
          <table:table-cell office:value-type="float" office:value="817783">
            <text:p>817783</text:p>
          </table:table-cell>
          <table:table-cell office:value-type="float" office:value="817245">
            <text:p>817245</text:p>
          </table:table-cell>
          <table:table-cell table:formula="of:=[.D63]+[.E63]" office:value-type="float" office:value="1635028">
            <text:p>1635028</text:p>
          </table:table-cell>
          <table:table-cell/>
          <table:table-cell table:formula="of:=[.B63]+[.C63]-[.B64]" office:value-type="float" office:value="1035782">
            <text:p>1035782</text:p>
          </table:table-cell>
          <table:table-cell table:formula="of:=[.H63]/[.H62]" office:value-type="float" office:value="5.33243067925577">
            <text:p>5,3324306793</text:p>
          </table:table-cell>
          <table:table-cell/>
          <table:table-cell table:formula="of:=[.B63]/[.B62]" office:value-type="float" office:value="5.32987836622651">
            <text:p>5,3298783662</text:p>
          </table:table-cell>
          <table:table-cell table:formula="of:=[.C63]/[.C62]" office:value-type="float" office:value="5.32818974689215">
            <text:p>5,3281897469</text:p>
          </table:table-cell>
          <table:table-cell/>
          <table:table-cell table:formula="of:=[.F63]/[.H63]" office:value-type="float" office:value="1.57854451998587">
            <text:p>1,57854452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99246">
            <text:p>599246</text:p>
          </table:table-cell>
          <table:table-cell office:value-type="float" office:value="8093876">
            <text:p>8093876</text:p>
          </table:table-cell>
          <table:table-cell office:value-type="float" office:value="4346328">
            <text:p>4346328</text:p>
          </table:table-cell>
          <table:table-cell office:value-type="float" office:value="4346794">
            <text:p>4346794</text:p>
          </table:table-cell>
          <table:table-cell table:formula="of:=[.D64]+[.E64]" office:value-type="float" office:value="8693122">
            <text:p>8693122</text:p>
          </table:table-cell>
          <table:table-cell/>
          <table:table-cell table:formula="of:=[.B64]+[.C64]-[.B65]" office:value-type="float" office:value="5500883">
            <text:p>5500883</text:p>
          </table:table-cell>
          <table:table-cell table:formula="of:=[.H64]/[.H63]" office:value-type="float" office:value="5.31085015958957">
            <text:p>5,3108501596</text:p>
          </table:table-cell>
          <table:table-cell/>
          <table:table-cell table:formula="of:=[.B64]/[.B63]" office:value-type="float" office:value="5.32119167073658">
            <text:p>5,3211916707</text:p>
          </table:table-cell>
          <table:table-cell table:formula="of:=[.C64]/[.C63]" office:value-type="float" office:value="5.31647851141576">
            <text:p>5,3164785114</text:p>
          </table:table-cell>
          <table:table-cell/>
          <table:table-cell table:formula="of:=[.F64]/[.H64]" office:value-type="float" office:value="1.58031392414636">
            <text:p>1,5803139241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92239">
            <text:p>3192239</text:p>
          </table:table-cell>
          <table:table-cell office:value-type="float" office:value="43101501">
            <text:p>43101501</text:p>
          </table:table-cell>
          <table:table-cell office:value-type="float" office:value="23146696">
            <text:p>23146696</text:p>
          </table:table-cell>
          <table:table-cell office:value-type="float" office:value="23147044">
            <text:p>23147044</text:p>
          </table:table-cell>
          <table:table-cell table:formula="of:=[.D65]+[.E65]" office:value-type="float" office:value="46293740">
            <text:p>46293740</text:p>
          </table:table-cell>
          <table:table-cell/>
          <table:table-cell table:formula="of:=[.B65]+[.C65]-[.B66]" office:value-type="float" office:value="29294897">
            <text:p>29294897</text:p>
          </table:table-cell>
          <table:table-cell table:formula="of:=[.H65]/[.H64]" office:value-type="float" office:value="5.32548992589008">
            <text:p>5,3254899259</text:p>
          </table:table-cell>
          <table:table-cell/>
          <table:table-cell table:formula="of:=[.B65]/[.B64]" office:value-type="float" office:value="5.32709271317623">
            <text:p>5,3270927132</text:p>
          </table:table-cell>
          <table:table-cell table:formula="of:=[.C65]/[.C64]" office:value-type="float" office:value="5.32519907643754">
            <text:p>5,3251990764</text:p>
          </table:table-cell>
          <table:table-cell/>
          <table:table-cell table:formula="of:=[.F65]/[.H65]" office:value-type="float" office:value="1.58026635150825">
            <text:p>1,5802663515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998843">
            <text:p>16998843</text:p>
          </table:table-cell>
          <table:table-cell office:value-type="float" office:value="229558540">
            <text:p>229558540</text:p>
          </table:table-cell>
          <table:table-cell office:value-type="float" office:value="123277235">
            <text:p>123277235</text:p>
          </table:table-cell>
          <table:table-cell office:value-type="float" office:value="123280148">
            <text:p>123280148</text:p>
          </table:table-cell>
          <table:table-cell table:formula="of:=[.D66]+[.E66]" office:value-type="float" office:value="246557383">
            <text:p>246557383</text:p>
          </table:table-cell>
          <table:table-cell table:number-columns-repeated="4"/>
          <table:table-cell table:formula="of:=[.B66]/[.B65]" office:value-type="float" office:value="5.3250533559674">
            <text:p>5,325053356</text:p>
          </table:table-cell>
          <table:table-cell table:formula="of:=[.C66]/[.C65]" office:value-type="float" office:value="5.32599873957986">
            <text:p>5,3259987396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table:formula="of:=[.D68]+[.E68]" office:value-type="float" office:value="31">
            <text:p>31</text:p>
          </table:table-cell>
          <table:table-cell/>
          <table:table-cell table:formula="of:=[.B68]+[.C68]-[.B69]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27">
            <text:p>327</text:p>
          </table:table-cell>
          <table:table-cell office:value-type="float" office:value="172">
            <text:p>172</text:p>
          </table:table-cell>
          <table:table-cell office:value-type="float" office:value="186">
            <text:p>186</text:p>
          </table:table-cell>
          <table:table-cell table:formula="of:=[.D69]+[.E69]" office:value-type="float" office:value="358">
            <text:p>358</text:p>
          </table:table-cell>
          <table:table-cell/>
          <table:table-cell table:formula="of:=[.B69]+[.C69]-[.B70]" office:value-type="float" office:value="224">
            <text:p>224</text:p>
          </table:table-cell>
          <table:table-cell table:number-columns-repeated="2"/>
          <table:table-cell table:formula="of:=[.B69]/[.B68]" office:value-type="float" office:value="15.5">
            <text:p>15,5</text:p>
          </table:table-cell>
          <table:table-cell table:formula="of:=[.C69]/[.C68]" office:value-type="float" office:value="11.2758620689655">
            <text:p>11,275862069</text:p>
          </table:table-cell>
          <table:table-cell/>
          <table:table-cell table:formula="of:=[.F69]/[.H69]" office:value-type="float" office:value="1.59821428571429">
            <text:p>1,5982142857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1373">
            <text:p>1373</text:p>
          </table:table-cell>
          <table:table-cell office:value-type="float" office:value="726">
            <text:p>726</text:p>
          </table:table-cell>
          <table:table-cell office:value-type="float" office:value="781">
            <text:p>781</text:p>
          </table:table-cell>
          <table:table-cell table:formula="of:=[.D70]+[.E70]" office:value-type="float" office:value="1507">
            <text:p>1507</text:p>
          </table:table-cell>
          <table:table-cell/>
          <table:table-cell table:formula="of:=[.B70]+[.C70]-[.B71]" office:value-type="float" office:value="1000">
            <text:p>1000</text:p>
          </table:table-cell>
          <table:table-cell table:formula="of:=[.H70]/[.H69]" office:value-type="float" office:value="4.46428571428571">
            <text:p>4,4642857143</text:p>
          </table:table-cell>
          <table:table-cell/>
          <table:table-cell table:formula="of:=[.B70]/[.B69]" office:value-type="float" office:value="4.32258064516129">
            <text:p>4,3225806452</text:p>
          </table:table-cell>
          <table:table-cell table:formula="of:=[.C70]/[.C69]" office:value-type="float" office:value="4.19877675840979">
            <text:p>4,1987767584</text:p>
          </table:table-cell>
          <table:table-cell/>
          <table:table-cell table:formula="of:=[.F70]/[.H70]" office:value-type="float" office:value="1.507">
            <text:p>1,507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7">
            <text:p>507</text:p>
          </table:table-cell>
          <table:table-cell office:value-type="float" office:value="6324">
            <text:p>6324</text:p>
          </table:table-cell>
          <table:table-cell office:value-type="float" office:value="3452">
            <text:p>3452</text:p>
          </table:table-cell>
          <table:table-cell office:value-type="float" office:value="3379">
            <text:p>3379</text:p>
          </table:table-cell>
          <table:table-cell table:formula="of:=[.D71]+[.E71]" office:value-type="float" office:value="6831">
            <text:p>6831</text:p>
          </table:table-cell>
          <table:table-cell/>
          <table:table-cell table:formula="of:=[.B71]+[.C71]-[.B72]" office:value-type="float" office:value="4351">
            <text:p>4351</text:p>
          </table:table-cell>
          <table:table-cell table:formula="of:=[.H71]/[.H70]" office:value-type="float" office:value="4.351">
            <text:p>4,351</text:p>
          </table:table-cell>
          <table:table-cell/>
          <table:table-cell table:formula="of:=[.B71]/[.B70]" office:value-type="float" office:value="3.78358208955224">
            <text:p>3,7835820896</text:p>
          </table:table-cell>
          <table:table-cell table:formula="of:=[.C71]/[.C70]" office:value-type="float" office:value="4.60597232337946">
            <text:p>4,6059723234</text:p>
          </table:table-cell>
          <table:table-cell/>
          <table:table-cell table:formula="of:=[.F71]/[.H71]" office:value-type="float" office:value="1.56998391174443">
            <text:p>1,5699839117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480">
            <text:p>2480</text:p>
          </table:table-cell>
          <table:table-cell office:value-type="float" office:value="33450">
            <text:p>33450</text:p>
          </table:table-cell>
          <table:table-cell office:value-type="float" office:value="17924">
            <text:p>17924</text:p>
          </table:table-cell>
          <table:table-cell office:value-type="float" office:value="18006">
            <text:p>18006</text:p>
          </table:table-cell>
          <table:table-cell table:formula="of:=[.D72]+[.E72]" office:value-type="float" office:value="35930">
            <text:p>35930</text:p>
          </table:table-cell>
          <table:table-cell/>
          <table:table-cell table:formula="of:=[.B72]+[.C72]-[.B73]" office:value-type="float" office:value="22675">
            <text:p>22675</text:p>
          </table:table-cell>
          <table:table-cell table:formula="of:=[.H72]/[.H71]" office:value-type="float" office:value="5.21144564467938">
            <text:p>5,2114456447</text:p>
          </table:table-cell>
          <table:table-cell/>
          <table:table-cell table:formula="of:=[.B72]/[.B71]" office:value-type="float" office:value="4.89151873767258">
            <text:p>4,8915187377</text:p>
          </table:table-cell>
          <table:table-cell table:formula="of:=[.C72]/[.C71]" office:value-type="float" office:value="5.28937381404175">
            <text:p>5,289373814</text:p>
          </table:table-cell>
          <table:table-cell/>
          <table:table-cell table:formula="of:=[.F72]/[.H72]" office:value-type="float" office:value="1.5845644983462">
            <text:p>1,5845644983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255">
            <text:p>13255</text:p>
          </table:table-cell>
          <table:table-cell office:value-type="float" office:value="179688">
            <text:p>179688</text:p>
          </table:table-cell>
          <table:table-cell office:value-type="float" office:value="96243">
            <text:p>96243</text:p>
          </table:table-cell>
          <table:table-cell office:value-type="float" office:value="96700">
            <text:p>96700</text:p>
          </table:table-cell>
          <table:table-cell table:formula="of:=[.D73]+[.E73]" office:value-type="float" office:value="192943">
            <text:p>192943</text:p>
          </table:table-cell>
          <table:table-cell/>
          <table:table-cell table:formula="of:=[.B73]+[.C73]-[.B74]" office:value-type="float" office:value="122062">
            <text:p>122062</text:p>
          </table:table-cell>
          <table:table-cell table:formula="of:=[.H73]/[.H72]" office:value-type="float" office:value="5.38310915104741">
            <text:p>5,383109151</text:p>
          </table:table-cell>
          <table:table-cell/>
          <table:table-cell table:formula="of:=[.B73]/[.B72]" office:value-type="float" office:value="5.34475806451613">
            <text:p>5,3447580645</text:p>
          </table:table-cell>
          <table:table-cell table:formula="of:=[.C73]/[.C72]" office:value-type="float" office:value="5.37183856502242">
            <text:p>5,371838565</text:p>
          </table:table-cell>
          <table:table-cell/>
          <table:table-cell table:formula="of:=[.F73]/[.H73]" office:value-type="float" office:value="1.58069669512215">
            <text:p>1,5806966951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0881">
            <text:p>70881</text:p>
          </table:table-cell>
          <table:table-cell office:value-type="float" office:value="958018">
            <text:p>958018</text:p>
          </table:table-cell>
          <table:table-cell office:value-type="float" office:value="514899">
            <text:p>514899</text:p>
          </table:table-cell>
          <table:table-cell office:value-type="float" office:value="514000">
            <text:p>514000</text:p>
          </table:table-cell>
          <table:table-cell table:formula="of:=[.D74]+[.E74]" office:value-type="float" office:value="1028899">
            <text:p>1028899</text:p>
          </table:table-cell>
          <table:table-cell/>
          <table:table-cell table:formula="of:=[.B74]+[.C74]-[.B75]" office:value-type="float" office:value="650241">
            <text:p>650241</text:p>
          </table:table-cell>
          <table:table-cell table:formula="of:=[.H74]/[.H73]" office:value-type="float" office:value="5.32713702872311">
            <text:p>5,3271370287</text:p>
          </table:table-cell>
          <table:table-cell/>
          <table:table-cell table:formula="of:=[.B74]/[.B73]" office:value-type="float" office:value="5.34749151263674">
            <text:p>5,3474915126</text:p>
          </table:table-cell>
          <table:table-cell table:formula="of:=[.C74]/[.C73]" office:value-type="float" office:value="5.33156359912738">
            <text:p>5,3315635991</text:p>
          </table:table-cell>
          <table:table-cell/>
          <table:table-cell table:formula="of:=[.F74]/[.H74]" office:value-type="float" office:value="1.58233485738365">
            <text:p>1,582334857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78658">
            <text:p>378658</text:p>
          </table:table-cell>
          <table:table-cell office:value-type="float" office:value="5120144">
            <text:p>5120144</text:p>
          </table:table-cell>
          <table:table-cell office:value-type="float" office:value="2749293">
            <text:p>2749293</text:p>
          </table:table-cell>
          <table:table-cell office:value-type="float" office:value="2749509">
            <text:p>2749509</text:p>
          </table:table-cell>
          <table:table-cell table:formula="of:=[.D75]+[.E75]" office:value-type="float" office:value="5498802">
            <text:p>5498802</text:p>
          </table:table-cell>
          <table:table-cell/>
          <table:table-cell table:formula="of:=[.B75]+[.C75]-[.B76]" office:value-type="float" office:value="3479613">
            <text:p>3479613</text:p>
          </table:table-cell>
          <table:table-cell table:formula="of:=[.H75]/[.H74]" office:value-type="float" office:value="5.35126668419863">
            <text:p>5,3512666842</text:p>
          </table:table-cell>
          <table:table-cell/>
          <table:table-cell table:formula="of:=[.B75]/[.B74]" office:value-type="float" office:value="5.34216503717498">
            <text:p>5,3421650372</text:p>
          </table:table-cell>
          <table:table-cell table:formula="of:=[.C75]/[.C74]" office:value-type="float" office:value="5.34451753516114">
            <text:p>5,3445175352</text:p>
          </table:table-cell>
          <table:table-cell/>
          <table:table-cell table:formula="of:=[.F75]/[.H75]" office:value-type="float" office:value="1.58029125652767">
            <text:p>1,5802912565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19189">
            <text:p>2019189</text:p>
          </table:table-cell>
          <table:table-cell office:value-type="float" office:value="27268711">
            <text:p>27268711</text:p>
          </table:table-cell>
          <table:table-cell office:value-type="float" office:value="14641741">
            <text:p>14641741</text:p>
          </table:table-cell>
          <table:table-cell office:value-type="float" office:value="14646159">
            <text:p>14646159</text:p>
          </table:table-cell>
          <table:table-cell table:formula="of:=[.D76]+[.E76]" office:value-type="float" office:value="29287900">
            <text:p>29287900</text:p>
          </table:table-cell>
          <table:table-cell/>
          <table:table-cell table:formula="of:=[.B76]+[.C76]-[.B77]" office:value-type="float" office:value="18531255">
            <text:p>18531255</text:p>
          </table:table-cell>
          <table:table-cell table:formula="of:=[.H76]/[.H75]" office:value-type="float" office:value="5.32566552659735">
            <text:p>5,3256655266</text:p>
          </table:table-cell>
          <table:table-cell/>
          <table:table-cell table:formula="of:=[.B76]/[.B75]" office:value-type="float" office:value="5.33248736326712">
            <text:p>5,3324873633</text:p>
          </table:table-cell>
          <table:table-cell table:formula="of:=[.C76]/[.C75]" office:value-type="float" office:value="5.32577032989697">
            <text:p>5,3257703299</text:p>
          </table:table-cell>
          <table:table-cell/>
          <table:table-cell table:formula="of:=[.F76]/[.H76]" office:value-type="float" office:value="1.58045960729589">
            <text:p>1,5804596073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756645">
            <text:p>10756645</text:p>
          </table:table-cell>
          <table:table-cell office:value-type="float" office:value="145218173">
            <text:p>145218173</text:p>
          </table:table-cell>
          <table:table-cell office:value-type="float" office:value="77991118">
            <text:p>77991118</text:p>
          </table:table-cell>
          <table:table-cell office:value-type="float" office:value="77983700">
            <text:p>77983700</text:p>
          </table:table-cell>
          <table:table-cell table:formula="of:=[.D77]+[.E77]" office:value-type="float" office:value="155974818">
            <text:p>155974818</text:p>
          </table:table-cell>
          <table:table-cell table:number-columns-repeated="4"/>
          <table:table-cell table:formula="of:=[.B77]/[.B76]" office:value-type="float" office:value="5.32721057810834">
            <text:p>5,3272105781</text:p>
          </table:table-cell>
          <table:table-cell table:formula="of:=[.C77]/[.C76]" office:value-type="float" office:value="5.32545058693827">
            <text:p>5,3254505869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D79]+[.E79]" office:value-type="float" office:value="36">
            <text:p>36</text:p>
          </table:table-cell>
          <table:table-cell/>
          <table:table-cell table:formula="of:=[.B79]+[.C79]-[.B80]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464">
            <text:p>464</text:p>
          </table:table-cell>
          <table:table-cell office:value-type="float" office:value="246">
            <text:p>246</text:p>
          </table:table-cell>
          <table:table-cell office:value-type="float" office:value="254">
            <text:p>254</text:p>
          </table:table-cell>
          <table:table-cell table:formula="of:=[.D80]+[.E80]" office:value-type="float" office:value="500">
            <text:p>500</text:p>
          </table:table-cell>
          <table:table-cell/>
          <table:table-cell table:formula="of:=[.B80]+[.C80]-[.B81]" office:value-type="float" office:value="320">
            <text:p>320</text:p>
          </table:table-cell>
          <table:table-cell table:number-columns-repeated="2"/>
          <table:table-cell table:formula="of:=[.B80]/[.B79]" office:value-type="float" office:value="18">
            <text:p>18</text:p>
          </table:table-cell>
          <table:table-cell table:formula="of:=[.C80]/[.C79]" office:value-type="float" office:value="13.6470588235294">
            <text:p>13,6470588235</text:p>
          </table:table-cell>
          <table:table-cell/>
          <table:table-cell table:formula="of:=[.F80]/[.H80]" office:value-type="float" office:value="1.5625">
            <text:p>1,5625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372">
            <text:p>2372</text:p>
          </table:table-cell>
          <table:table-cell office:value-type="float" office:value="1279">
            <text:p>1279</text:p>
          </table:table-cell>
          <table:table-cell office:value-type="float" office:value="1273">
            <text:p>1273</text:p>
          </table:table-cell>
          <table:table-cell table:formula="of:=[.D81]+[.E81]" office:value-type="float" office:value="2552">
            <text:p>2552</text:p>
          </table:table-cell>
          <table:table-cell/>
          <table:table-cell table:formula="of:=[.B81]+[.C81]-[.B82]" office:value-type="float" office:value="1581">
            <text:p>1581</text:p>
          </table:table-cell>
          <table:table-cell table:formula="of:=[.H81]/[.H80]" office:value-type="float" office:value="4.940625">
            <text:p>4,940625</text:p>
          </table:table-cell>
          <table:table-cell/>
          <table:table-cell table:formula="of:=[.B81]/[.B80]" office:value-type="float" office:value="5">
            <text:p>5</text:p>
          </table:table-cell>
          <table:table-cell table:formula="of:=[.C81]/[.C80]" office:value-type="float" office:value="5.11206896551724">
            <text:p>5,1120689655</text:p>
          </table:table-cell>
          <table:table-cell/>
          <table:table-cell table:formula="of:=[.F81]/[.H81]" office:value-type="float" office:value="1.61416824794434">
            <text:p>1,6141682479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71">
            <text:p>971</text:p>
          </table:table-cell>
          <table:table-cell office:value-type="float" office:value="13602">
            <text:p>13602</text:p>
          </table:table-cell>
          <table:table-cell office:value-type="float" office:value="7323">
            <text:p>7323</text:p>
          </table:table-cell>
          <table:table-cell office:value-type="float" office:value="7250">
            <text:p>7250</text:p>
          </table:table-cell>
          <table:table-cell table:formula="of:=[.D82]+[.E82]" office:value-type="float" office:value="14573">
            <text:p>14573</text:p>
          </table:table-cell>
          <table:table-cell/>
          <table:table-cell table:formula="of:=[.B82]+[.C82]-[.B83]" office:value-type="float" office:value="9288">
            <text:p>9288</text:p>
          </table:table-cell>
          <table:table-cell table:formula="of:=[.H82]/[.H81]" office:value-type="float" office:value="5.87476280834915">
            <text:p>5,8747628083</text:p>
          </table:table-cell>
          <table:table-cell/>
          <table:table-cell table:formula="of:=[.B82]/[.B81]" office:value-type="float" office:value="5.39444444444445">
            <text:p>5,3944444444</text:p>
          </table:table-cell>
          <table:table-cell table:formula="of:=[.C82]/[.C81]" office:value-type="float" office:value="5.73440134907251">
            <text:p>5,7344013491</text:p>
          </table:table-cell>
          <table:table-cell/>
          <table:table-cell table:formula="of:=[.F82]/[.H82]" office:value-type="float" office:value="1.56901378122308">
            <text:p>1,569013781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285">
            <text:p>5285</text:p>
          </table:table-cell>
          <table:table-cell office:value-type="float" office:value="71985">
            <text:p>71985</text:p>
          </table:table-cell>
          <table:table-cell office:value-type="float" office:value="38773">
            <text:p>38773</text:p>
          </table:table-cell>
          <table:table-cell office:value-type="float" office:value="38497">
            <text:p>38497</text:p>
          </table:table-cell>
          <table:table-cell table:formula="of:=[.D83]+[.E83]" office:value-type="float" office:value="77270">
            <text:p>77270</text:p>
          </table:table-cell>
          <table:table-cell/>
          <table:table-cell table:formula="of:=[.B83]+[.C83]-[.B84]" office:value-type="float" office:value="49079">
            <text:p>49079</text:p>
          </table:table-cell>
          <table:table-cell table:formula="of:=[.H83]/[.H82]" office:value-type="float" office:value="5.28413006029285">
            <text:p>5,2841300603</text:p>
          </table:table-cell>
          <table:table-cell/>
          <table:table-cell table:formula="of:=[.B83]/[.B82]" office:value-type="float" office:value="5.44284243048404">
            <text:p>5,4428424305</text:p>
          </table:table-cell>
          <table:table-cell table:formula="of:=[.C83]/[.C82]" office:value-type="float" office:value="5.29223643581826">
            <text:p>5,2922364358</text:p>
          </table:table-cell>
          <table:table-cell/>
          <table:table-cell table:formula="of:=[.F83]/[.H83]" office:value-type="float" office:value="1.57440045640702">
            <text:p>1,574400456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8191">
            <text:p>28191</text:p>
          </table:table-cell>
          <table:table-cell office:value-type="float" office:value="382723">
            <text:p>382723</text:p>
          </table:table-cell>
          <table:table-cell office:value-type="float" office:value="205772">
            <text:p>205772</text:p>
          </table:table-cell>
          <table:table-cell office:value-type="float" office:value="205142">
            <text:p>205142</text:p>
          </table:table-cell>
          <table:table-cell table:formula="of:=[.D84]+[.E84]" office:value-type="float" office:value="410914">
            <text:p>410914</text:p>
          </table:table-cell>
          <table:table-cell/>
          <table:table-cell table:formula="of:=[.B84]+[.C84]-[.B85]" office:value-type="float" office:value="260184">
            <text:p>260184</text:p>
          </table:table-cell>
          <table:table-cell table:formula="of:=[.H84]/[.H83]" office:value-type="float" office:value="5.30133050795656">
            <text:p>5,301330508</text:p>
          </table:table-cell>
          <table:table-cell/>
          <table:table-cell table:formula="of:=[.B84]/[.B83]" office:value-type="float" office:value="5.33415326395459">
            <text:p>5,334153264</text:p>
          </table:table-cell>
          <table:table-cell table:formula="of:=[.C84]/[.C83]" office:value-type="float" office:value="5.31670486906995">
            <text:p>5,3167048691</text:p>
          </table:table-cell>
          <table:table-cell/>
          <table:table-cell table:formula="of:=[.F84]/[.H84]" office:value-type="float" office:value="1.57932078836516">
            <text:p>1,5793207884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0730">
            <text:p>150730</text:p>
          </table:table-cell>
          <table:table-cell office:value-type="float" office:value="2045382">
            <text:p>2045382</text:p>
          </table:table-cell>
          <table:table-cell office:value-type="float" office:value="1099885">
            <text:p>1099885</text:p>
          </table:table-cell>
          <table:table-cell office:value-type="float" office:value="1096227">
            <text:p>1096227</text:p>
          </table:table-cell>
          <table:table-cell table:formula="of:=[.D85]+[.E85]" office:value-type="float" office:value="2196112">
            <text:p>2196112</text:p>
          </table:table-cell>
          <table:table-cell/>
          <table:table-cell table:formula="of:=[.B85]+[.C85]-[.B86]" office:value-type="float" office:value="1389857">
            <text:p>1389857</text:p>
          </table:table-cell>
          <table:table-cell table:formula="of:=[.H85]/[.H84]" office:value-type="float" office:value="5.34182347876887">
            <text:p>5,3418234788</text:p>
          </table:table-cell>
          <table:table-cell/>
          <table:table-cell table:formula="of:=[.B85]/[.B84]" office:value-type="float" office:value="5.34674186797205">
            <text:p>5,346741868</text:p>
          </table:table-cell>
          <table:table-cell table:formula="of:=[.C85]/[.C84]" office:value-type="float" office:value="5.34428816663749">
            <text:p>5,3442881666</text:p>
          </table:table-cell>
          <table:table-cell/>
          <table:table-cell table:formula="of:=[.F85]/[.H85]" office:value-type="float" office:value="1.58009924762044">
            <text:p>1,5800992476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06255">
            <text:p>806255</text:p>
          </table:table-cell>
          <table:table-cell office:value-type="float" office:value="10911955">
            <text:p>10911955</text:p>
          </table:table-cell>
          <table:table-cell office:value-type="float" office:value="5861037">
            <text:p>5861037</text:p>
          </table:table-cell>
          <table:table-cell office:value-type="float" office:value="5857173">
            <text:p>5857173</text:p>
          </table:table-cell>
          <table:table-cell table:formula="of:=[.D86]+[.E86]" office:value-type="float" office:value="11718210">
            <text:p>11718210</text:p>
          </table:table-cell>
          <table:table-cell/>
          <table:table-cell table:formula="of:=[.B86]+[.C86]-[.B87]" office:value-type="float" office:value="7415879">
            <text:p>7415879</text:p>
          </table:table-cell>
          <table:table-cell table:formula="of:=[.H86]/[.H85]" office:value-type="float" office:value="5.33571367414058">
            <text:p>5,3357136741</text:p>
          </table:table-cell>
          <table:table-cell/>
          <table:table-cell table:formula="of:=[.B86]/[.B85]" office:value-type="float" office:value="5.34900152590725">
            <text:p>5,3490015259</text:p>
          </table:table-cell>
          <table:table-cell table:formula="of:=[.C86]/[.C85]" office:value-type="float" office:value="5.33492276748304">
            <text:p>5,3349227675</text:p>
          </table:table-cell>
          <table:table-cell/>
          <table:table-cell table:formula="of:=[.F86]/[.H86]" office:value-type="float" office:value="1.58015118639341">
            <text:p>1,5801511864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02331">
            <text:p>4302331</text:p>
          </table:table-cell>
          <table:table-cell office:value-type="float" office:value="58083361">
            <text:p>58083361</text:p>
          </table:table-cell>
          <table:table-cell office:value-type="float" office:value="31190302">
            <text:p>31190302</text:p>
          </table:table-cell>
          <table:table-cell office:value-type="float" office:value="31195390">
            <text:p>31195390</text:p>
          </table:table-cell>
          <table:table-cell table:formula="of:=[.D87]+[.E87]" office:value-type="float" office:value="62385692">
            <text:p>62385692</text:p>
          </table:table-cell>
          <table:table-cell/>
          <table:table-cell table:formula="of:=[.B87]+[.C87]-[.B88]" office:value-type="float" office:value="39474901">
            <text:p>39474901</text:p>
          </table:table-cell>
          <table:table-cell table:formula="of:=[.H87]/[.H86]" office:value-type="float" office:value="5.32302387889554">
            <text:p>5,3230238789</text:p>
          </table:table-cell>
          <table:table-cell/>
          <table:table-cell table:formula="of:=[.B87]/[.B86]" office:value-type="float" office:value="5.33619140346416">
            <text:p>5,3361914035</text:p>
          </table:table-cell>
          <table:table-cell table:formula="of:=[.C87]/[.C86]" office:value-type="float" office:value="5.32291060584469">
            <text:p>5,3229106058</text:p>
          </table:table-cell>
          <table:table-cell/>
          <table:table-cell table:formula="of:=[.F87]/[.H87]" office:value-type="float" office:value="1.58038881465466">
            <text:p>1,5803888147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2910791">
            <text:p>22910791</text:p>
          </table:table-cell>
          <table:table-cell office:value-type="float" office:value="309281868">
            <text:p>309281868</text:p>
          </table:table-cell>
          <table:table-cell office:value-type="float" office:value="166079863">
            <text:p>166079863</text:p>
          </table:table-cell>
          <table:table-cell office:value-type="float" office:value="166112796">
            <text:p>166112796</text:p>
          </table:table-cell>
          <table:table-cell table:formula="of:=[.D88]+[.E88]" office:value-type="float" office:value="332192659">
            <text:p>332192659</text:p>
          </table:table-cell>
          <table:table-cell table:number-columns-repeated="4"/>
          <table:table-cell table:formula="of:=[.B88]/[.B87]" office:value-type="float" office:value="5.32520417420231">
            <text:p>5,3252041742</text:p>
          </table:table-cell>
          <table:table-cell table:formula="of:=[.C88]/[.C87]" office:value-type="float" office:value="5.32479289550755">
            <text:p>5,3247928955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[.D90]+[.E90]" office:value-type="float" office:value="30">
            <text:p>30</text:p>
          </table:table-cell>
          <table:table-cell/>
          <table:table-cell table:formula="of:=[.B90]+[.C90]-[.B91]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27">
            <text:p>327</text:p>
          </table:table-cell>
          <table:table-cell office:value-type="float" office:value="163">
            <text:p>163</text:p>
          </table:table-cell>
          <table:table-cell office:value-type="float" office:value="194">
            <text:p>194</text:p>
          </table:table-cell>
          <table:table-cell table:formula="of:=[.D91]+[.E91]" office:value-type="float" office:value="357">
            <text:p>357</text:p>
          </table:table-cell>
          <table:table-cell/>
          <table:table-cell table:formula="of:=[.B91]+[.C91]-[.B92]" office:value-type="float" office:value="211">
            <text:p>211</text:p>
          </table:table-cell>
          <table:table-cell table:number-columns-repeated="2"/>
          <table:table-cell table:formula="of:=[.B91]/[.B90]" office:value-type="float" office:value="15">
            <text:p>15</text:p>
          </table:table-cell>
          <table:table-cell table:formula="of:=[.C91]/[.C90]" office:value-type="float" office:value="11.6785714285714">
            <text:p>11,6785714286</text:p>
          </table:table-cell>
          <table:table-cell/>
          <table:table-cell table:formula="of:=[.F91]/[.H91]" office:value-type="float" office:value="1.69194312796209">
            <text:p>1,691943128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1767">
            <text:p>1767</text:p>
          </table:table-cell>
          <table:table-cell office:value-type="float" office:value="926">
            <text:p>926</text:p>
          </table:table-cell>
          <table:table-cell office:value-type="float" office:value="987">
            <text:p>987</text:p>
          </table:table-cell>
          <table:table-cell table:formula="of:=[.D92]+[.E92]" office:value-type="float" office:value="1913">
            <text:p>1913</text:p>
          </table:table-cell>
          <table:table-cell/>
          <table:table-cell table:formula="of:=[.B92]+[.C92]-[.B93]" office:value-type="float" office:value="1206">
            <text:p>1206</text:p>
          </table:table-cell>
          <table:table-cell table:formula="of:=[.H92]/[.H91]" office:value-type="float" office:value="5.71563981042654">
            <text:p>5,7156398104</text:p>
          </table:table-cell>
          <table:table-cell/>
          <table:table-cell table:formula="of:=[.B92]/[.B91]" office:value-type="float" office:value="4.86666666666667">
            <text:p>4,8666666667</text:p>
          </table:table-cell>
          <table:table-cell table:formula="of:=[.C92]/[.C91]" office:value-type="float" office:value="5.40366972477064">
            <text:p>5,4036697248</text:p>
          </table:table-cell>
          <table:table-cell/>
          <table:table-cell table:formula="of:=[.F92]/[.H92]" office:value-type="float" office:value="1.58623548922056">
            <text:p>1,5862354892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07">
            <text:p>707</text:p>
          </table:table-cell>
          <table:table-cell office:value-type="float" office:value="9507">
            <text:p>9507</text:p>
          </table:table-cell>
          <table:table-cell office:value-type="float" office:value="5046">
            <text:p>5046</text:p>
          </table:table-cell>
          <table:table-cell office:value-type="float" office:value="5168">
            <text:p>5168</text:p>
          </table:table-cell>
          <table:table-cell table:formula="of:=[.D93]+[.E93]" office:value-type="float" office:value="10214">
            <text:p>10214</text:p>
          </table:table-cell>
          <table:table-cell/>
          <table:table-cell table:formula="of:=[.B93]+[.C93]-[.B94]" office:value-type="float" office:value="6448">
            <text:p>6448</text:p>
          </table:table-cell>
          <table:table-cell table:formula="of:=[.H93]/[.H92]" office:value-type="float" office:value="5.34660033167496">
            <text:p>5,3466003317</text:p>
          </table:table-cell>
          <table:table-cell/>
          <table:table-cell table:formula="of:=[.B93]/[.B92]" office:value-type="float" office:value="4.84246575342466">
            <text:p>4,8424657534</text:p>
          </table:table-cell>
          <table:table-cell table:formula="of:=[.C93]/[.C92]" office:value-type="float" office:value="5.38030560271647">
            <text:p>5,3803056027</text:p>
          </table:table-cell>
          <table:table-cell/>
          <table:table-cell table:formula="of:=[.F93]/[.H93]" office:value-type="float" office:value="1.5840570719603">
            <text:p>1,584057072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66">
            <text:p>3766</text:p>
          </table:table-cell>
          <table:table-cell office:value-type="float" office:value="50582">
            <text:p>50582</text:p>
          </table:table-cell>
          <table:table-cell office:value-type="float" office:value="27208">
            <text:p>27208</text:p>
          </table:table-cell>
          <table:table-cell office:value-type="float" office:value="27140">
            <text:p>27140</text:p>
          </table:table-cell>
          <table:table-cell table:formula="of:=[.D94]+[.E94]" office:value-type="float" office:value="54348">
            <text:p>54348</text:p>
          </table:table-cell>
          <table:table-cell/>
          <table:table-cell table:formula="of:=[.B94]+[.C94]-[.B95]" office:value-type="float" office:value="34296">
            <text:p>34296</text:p>
          </table:table-cell>
          <table:table-cell table:formula="of:=[.H94]/[.H93]" office:value-type="float" office:value="5.31885856079404">
            <text:p>5,3188585608</text:p>
          </table:table-cell>
          <table:table-cell/>
          <table:table-cell table:formula="of:=[.B94]/[.B93]" office:value-type="float" office:value="5.32673267326733">
            <text:p>5,3267326733</text:p>
          </table:table-cell>
          <table:table-cell table:formula="of:=[.C94]/[.C93]" office:value-type="float" office:value="5.32050068370674">
            <text:p>5,3205006837</text:p>
          </table:table-cell>
          <table:table-cell/>
          <table:table-cell table:formula="of:=[.F94]/[.H94]" office:value-type="float" office:value="1.58467459762071">
            <text:p>1,5846745976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52">
            <text:p>20052</text:p>
          </table:table-cell>
          <table:table-cell office:value-type="float" office:value="271166">
            <text:p>271166</text:p>
          </table:table-cell>
          <table:table-cell office:value-type="float" office:value="145354">
            <text:p>145354</text:p>
          </table:table-cell>
          <table:table-cell office:value-type="float" office:value="145864">
            <text:p>145864</text:p>
          </table:table-cell>
          <table:table-cell table:formula="of:=[.D95]+[.E95]" office:value-type="float" office:value="291218">
            <text:p>291218</text:p>
          </table:table-cell>
          <table:table-cell/>
          <table:table-cell table:formula="of:=[.B95]+[.C95]-[.B96]" office:value-type="float" office:value="184328">
            <text:p>184328</text:p>
          </table:table-cell>
          <table:table-cell table:formula="of:=[.H95]/[.H94]" office:value-type="float" office:value="5.37462094704922">
            <text:p>5,374620947</text:p>
          </table:table-cell>
          <table:table-cell/>
          <table:table-cell table:formula="of:=[.B95]/[.B94]" office:value-type="float" office:value="5.32448220924057">
            <text:p>5,3244822092</text:p>
          </table:table-cell>
          <table:table-cell table:formula="of:=[.C95]/[.C94]" office:value-type="float" office:value="5.36091890395793">
            <text:p>5,360918904</text:p>
          </table:table-cell>
          <table:table-cell/>
          <table:table-cell table:formula="of:=[.F95]/[.H95]" office:value-type="float" office:value="1.57989019573803">
            <text:p>1,5798901957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6890">
            <text:p>106890</text:p>
          </table:table-cell>
          <table:table-cell office:value-type="float" office:value="1441783">
            <text:p>1441783</text:p>
          </table:table-cell>
          <table:table-cell office:value-type="float" office:value="773966">
            <text:p>773966</text:p>
          </table:table-cell>
          <table:table-cell office:value-type="float" office:value="774707">
            <text:p>774707</text:p>
          </table:table-cell>
          <table:table-cell table:formula="of:=[.D96]+[.E96]" office:value-type="float" office:value="1548673">
            <text:p>1548673</text:p>
          </table:table-cell>
          <table:table-cell/>
          <table:table-cell table:formula="of:=[.B96]+[.C96]-[.B97]" office:value-type="float" office:value="980213">
            <text:p>980213</text:p>
          </table:table-cell>
          <table:table-cell table:formula="of:=[.H96]/[.H95]" office:value-type="float" office:value="5.31776507096046">
            <text:p>5,317765071</text:p>
          </table:table-cell>
          <table:table-cell/>
          <table:table-cell table:formula="of:=[.B96]/[.B95]" office:value-type="float" office:value="5.33064033512867">
            <text:p>5,3306403351</text:p>
          </table:table-cell>
          <table:table-cell table:formula="of:=[.C96]/[.C95]" office:value-type="float" office:value="5.31697557953431">
            <text:p>5,3169755795</text:p>
          </table:table-cell>
          <table:table-cell/>
          <table:table-cell table:formula="of:=[.F96]/[.H96]" office:value-type="float" office:value="1.57993517735431">
            <text:p>1,5799351774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8460">
            <text:p>568460</text:p>
          </table:table-cell>
          <table:table-cell office:value-type="float" office:value="7668490">
            <text:p>7668490</text:p>
          </table:table-cell>
          <table:table-cell office:value-type="float" office:value="4118539">
            <text:p>4118539</text:p>
          </table:table-cell>
          <table:table-cell office:value-type="float" office:value="4118411">
            <text:p>4118411</text:p>
          </table:table-cell>
          <table:table-cell table:formula="of:=[.D97]+[.E97]" office:value-type="float" office:value="8236950">
            <text:p>8236950</text:p>
          </table:table-cell>
          <table:table-cell/>
          <table:table-cell table:formula="of:=[.B97]+[.C97]-[.B98]" office:value-type="float" office:value="5212145">
            <text:p>5212145</text:p>
          </table:table-cell>
          <table:table-cell table:formula="of:=[.H97]/[.H96]" office:value-type="float" office:value="5.31735959429226">
            <text:p>5,3173595943</text:p>
          </table:table-cell>
          <table:table-cell/>
          <table:table-cell table:formula="of:=[.B97]/[.B96]" office:value-type="float" office:value="5.31817756572177">
            <text:p>5,3181775657</text:p>
          </table:table-cell>
          <table:table-cell table:formula="of:=[.C97]/[.C96]" office:value-type="float" office:value="5.31875462534931">
            <text:p>5,3187546253</text:p>
          </table:table-cell>
          <table:table-cell/>
          <table:table-cell table:formula="of:=[.F97]/[.H97]" office:value-type="float" office:value="1.58033784555111">
            <text:p>1,5803378456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24805">
            <text:p>3024805</text:p>
          </table:table-cell>
          <table:table-cell office:value-type="float" office:value="40877223">
            <text:p>40877223</text:p>
          </table:table-cell>
          <table:table-cell office:value-type="float" office:value="21948919">
            <text:p>21948919</text:p>
          </table:table-cell>
          <table:table-cell office:value-type="float" office:value="21953109">
            <text:p>21953109</text:p>
          </table:table-cell>
          <table:table-cell table:formula="of:=[.D98]+[.E98]" office:value-type="float" office:value="43902028">
            <text:p>43902028</text:p>
          </table:table-cell>
          <table:table-cell/>
          <table:table-cell table:formula="of:=[.B98]+[.C98]-[.B99]" office:value-type="float" office:value="27780147">
            <text:p>27780147</text:p>
          </table:table-cell>
          <table:table-cell table:formula="of:=[.H98]/[.H97]" office:value-type="float" office:value="5.3298875990595">
            <text:p>5,3298875991</text:p>
          </table:table-cell>
          <table:table-cell/>
          <table:table-cell table:formula="of:=[.B98]/[.B97]" office:value-type="float" office:value="5.32105161313021">
            <text:p>5,3210516131</text:p>
          </table:table-cell>
          <table:table-cell table:formula="of:=[.C98]/[.C97]" office:value-type="float" office:value="5.33054395324242">
            <text:p>5,3305439532</text:p>
          </table:table-cell>
          <table:table-cell/>
          <table:table-cell table:formula="of:=[.F98]/[.H98]" office:value-type="float" office:value="1.58033821779273">
            <text:p>1,5803382178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121881">
            <text:p>16121881</text:p>
          </table:table-cell>
          <table:table-cell office:value-type="float" office:value="217693976">
            <text:p>217693976</text:p>
          </table:table-cell>
          <table:table-cell office:value-type="float" office:value="116920116">
            <text:p>116920116</text:p>
          </table:table-cell>
          <table:table-cell office:value-type="float" office:value="116895741">
            <text:p>116895741</text:p>
          </table:table-cell>
          <table:table-cell table:formula="of:=[.D99]+[.E99]" office:value-type="float" office:value="233815857">
            <text:p>233815857</text:p>
          </table:table-cell>
          <table:table-cell table:number-columns-repeated="4"/>
          <table:table-cell table:formula="of:=[.B99]/[.B98]" office:value-type="float" office:value="5.32989101776809">
            <text:p>5,3298910178</text:p>
          </table:table-cell>
          <table:table-cell table:formula="of:=[.C99]/[.C98]" office:value-type="float" office:value="5.32555687552454">
            <text:p>5,3255568755</text:p>
          </table:table-cell>
          <table:table-cell table:number-columns-repeated="1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 office:value-type="float" office:value="15">
            <text:p>15</text:p>
          </table:table-cell>
          <table:table-cell table:formula="of:=[.D101]+[.E101]" office:value-type="float" office:value="30">
            <text:p>30</text:p>
          </table:table-cell>
          <table:table-cell/>
          <table:table-cell table:formula="of:=[.B101]+[.C101]-[.B102]"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42">
            <text:p>442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table:formula="of:=[.D102]+[.E102]" office:value-type="float" office:value="472">
            <text:p>472</text:p>
          </table:table-cell>
          <table:table-cell/>
          <table:table-cell table:formula="of:=[.B102]+[.C102]-[.B103]" office:value-type="float" office:value="296">
            <text:p>296</text:p>
          </table:table-cell>
          <table:table-cell table:number-columns-repeated="2"/>
          <table:table-cell table:formula="of:=[.B102]/[.B101]" office:value-type="float" office:value="15">
            <text:p>15</text:p>
          </table:table-cell>
          <table:table-cell table:formula="of:=[.C102]/[.C101]" office:value-type="float" office:value="15.7857142857143">
            <text:p>15,7857142857</text:p>
          </table:table-cell>
          <table:table-cell/>
          <table:table-cell table:formula="of:=[.F102]/[.H102]" office:value-type="float" office:value="1.59459459459459">
            <text:p>1,5945945946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243">
            <text:p>2243</text:p>
          </table:table-cell>
          <table:table-cell office:value-type="float" office:value="1199">
            <text:p>1199</text:p>
          </table:table-cell>
          <table:table-cell office:value-type="float" office:value="1220">
            <text:p>1220</text:p>
          </table:table-cell>
          <table:table-cell table:formula="of:=[.D103]+[.E103]" office:value-type="float" office:value="2419">
            <text:p>2419</text:p>
          </table:table-cell>
          <table:table-cell/>
          <table:table-cell table:formula="of:=[.B103]+[.C103]-[.B104]" office:value-type="float" office:value="1480">
            <text:p>1480</text:p>
          </table:table-cell>
          <table:table-cell table:formula="of:=[.H103]/[.H102]" office:value-type="float" office:value="5">
            <text:p>5</text:p>
          </table:table-cell>
          <table:table-cell/>
          <table:table-cell table:formula="of:=[.B103]/[.B102]" office:value-type="float" office:value="5.86666666666667">
            <text:p>5,8666666667</text:p>
          </table:table-cell>
          <table:table-cell table:formula="of:=[.C103]/[.C102]" office:value-type="float" office:value="5.07466063348416">
            <text:p>5,0746606335</text:p>
          </table:table-cell>
          <table:table-cell/>
          <table:table-cell table:formula="of:=[.F103]/[.H103]" office:value-type="float" office:value="1.63445945945946">
            <text:p>1,6344594595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39">
            <text:p>939</text:p>
          </table:table-cell>
          <table:table-cell office:value-type="float" office:value="12191">
            <text:p>12191</text:p>
          </table:table-cell>
          <table:table-cell office:value-type="float" office:value="6581">
            <text:p>6581</text:p>
          </table:table-cell>
          <table:table-cell office:value-type="float" office:value="6549">
            <text:p>6549</text:p>
          </table:table-cell>
          <table:table-cell table:formula="of:=[.D104]+[.E104]" office:value-type="float" office:value="13130">
            <text:p>13130</text:p>
          </table:table-cell>
          <table:table-cell/>
          <table:table-cell table:formula="of:=[.B104]+[.C104]-[.B105]" office:value-type="float" office:value="8287">
            <text:p>8287</text:p>
          </table:table-cell>
          <table:table-cell table:formula="of:=[.H104]/[.H103]" office:value-type="float" office:value="5.59932432432432">
            <text:p>5,5993243243</text:p>
          </table:table-cell>
          <table:table-cell/>
          <table:table-cell table:formula="of:=[.B104]/[.B103]" office:value-type="float" office:value="5.33522727272727">
            <text:p>5,3352272727</text:p>
          </table:table-cell>
          <table:table-cell table:formula="of:=[.C104]/[.C103]" office:value-type="float" office:value="5.43513152028533">
            <text:p>5,4351315203</text:p>
          </table:table-cell>
          <table:table-cell/>
          <table:table-cell table:formula="of:=[.F104]/[.H104]" office:value-type="float" office:value="1.58440931579582">
            <text:p>1,5844093158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43">
            <text:p>4843</text:p>
          </table:table-cell>
          <table:table-cell office:value-type="float" office:value="67345">
            <text:p>67345</text:p>
          </table:table-cell>
          <table:table-cell office:value-type="float" office:value="36184">
            <text:p>36184</text:p>
          </table:table-cell>
          <table:table-cell office:value-type="float" office:value="36004">
            <text:p>36004</text:p>
          </table:table-cell>
          <table:table-cell table:formula="of:=[.D105]+[.E105]" office:value-type="float" office:value="72188">
            <text:p>72188</text:p>
          </table:table-cell>
          <table:table-cell/>
          <table:table-cell table:formula="of:=[.B105]+[.C105]-[.B106]" office:value-type="float" office:value="45616">
            <text:p>45616</text:p>
          </table:table-cell>
          <table:table-cell table:formula="of:=[.H105]/[.H104]" office:value-type="float" office:value="5.50452515988898">
            <text:p>5,5045251599</text:p>
          </table:table-cell>
          <table:table-cell/>
          <table:table-cell table:formula="of:=[.B105]/[.B104]" office:value-type="float" office:value="5.15761448349308">
            <text:p>5,1576144835</text:p>
          </table:table-cell>
          <table:table-cell table:formula="of:=[.C105]/[.C104]" office:value-type="float" office:value="5.52415716512181">
            <text:p>5,5241571651</text:p>
          </table:table-cell>
          <table:table-cell/>
          <table:table-cell table:formula="of:=[.F105]/[.H105]" office:value-type="float" office:value="1.58251490705016">
            <text:p>1,5825149071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572">
            <text:p>26572</text:p>
          </table:table-cell>
          <table:table-cell office:value-type="float" office:value="359210">
            <text:p>359210</text:p>
          </table:table-cell>
          <table:table-cell office:value-type="float" office:value="192720">
            <text:p>192720</text:p>
          </table:table-cell>
          <table:table-cell office:value-type="float" office:value="193062">
            <text:p>193062</text:p>
          </table:table-cell>
          <table:table-cell table:formula="of:=[.D106]+[.E106]" office:value-type="float" office:value="385782">
            <text:p>385782</text:p>
          </table:table-cell>
          <table:table-cell/>
          <table:table-cell table:formula="of:=[.B106]+[.C106]-[.B107]" office:value-type="float" office:value="244279">
            <text:p>244279</text:p>
          </table:table-cell>
          <table:table-cell table:formula="of:=[.H106]/[.H105]" office:value-type="float" office:value="5.35511662574535">
            <text:p>5,3551166257</text:p>
          </table:table-cell>
          <table:table-cell/>
          <table:table-cell table:formula="of:=[.B106]/[.B105]" office:value-type="float" office:value="5.4866818087962">
            <text:p>5,4866818088</text:p>
          </table:table-cell>
          <table:table-cell table:formula="of:=[.C106]/[.C105]" office:value-type="float" office:value="5.33387779345163">
            <text:p>5,3338777935</text:p>
          </table:table-cell>
          <table:table-cell/>
          <table:table-cell table:formula="of:=[.F106]/[.H106]" office:value-type="float" office:value="1.57926796818392">
            <text:p>1,5792679682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1503">
            <text:p>141503</text:p>
          </table:table-cell>
          <table:table-cell office:value-type="float" office:value="1918312">
            <text:p>1918312</text:p>
          </table:table-cell>
          <table:table-cell office:value-type="float" office:value="1031059">
            <text:p>1031059</text:p>
          </table:table-cell>
          <table:table-cell office:value-type="float" office:value="1028756">
            <text:p>1028756</text:p>
          </table:table-cell>
          <table:table-cell table:formula="of:=[.D107]+[.E107]" office:value-type="float" office:value="2059815">
            <text:p>2059815</text:p>
          </table:table-cell>
          <table:table-cell/>
          <table:table-cell table:formula="of:=[.B107]+[.C107]-[.B108]" office:value-type="float" office:value="1303977">
            <text:p>1303977</text:p>
          </table:table-cell>
          <table:table-cell table:formula="of:=[.H107]/[.H106]" office:value-type="float" office:value="5.338064262585">
            <text:p>5,3380642626</text:p>
          </table:table-cell>
          <table:table-cell/>
          <table:table-cell table:formula="of:=[.B107]/[.B106]" office:value-type="float" office:value="5.32526719855487">
            <text:p>5,3252671986</text:p>
          </table:table-cell>
          <table:table-cell table:formula="of:=[.C107]/[.C106]" office:value-type="float" office:value="5.34036357562429">
            <text:p>5,3403635756</text:p>
          </table:table-cell>
          <table:table-cell/>
          <table:table-cell table:formula="of:=[.F107]/[.H107]" office:value-type="float" office:value="1.57964059182025">
            <text:p>1,5796405918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55838">
            <text:p>755838</text:p>
          </table:table-cell>
          <table:table-cell office:value-type="float" office:value="10228336">
            <text:p>10228336</text:p>
          </table:table-cell>
          <table:table-cell office:value-type="float" office:value="5492445">
            <text:p>5492445</text:p>
          </table:table-cell>
          <table:table-cell office:value-type="float" office:value="5491729">
            <text:p>5491729</text:p>
          </table:table-cell>
          <table:table-cell table:formula="of:=[.D108]+[.E108]" office:value-type="float" office:value="10984174">
            <text:p>10984174</text:p>
          </table:table-cell>
          <table:table-cell/>
          <table:table-cell table:formula="of:=[.B108]+[.C108]-[.B109]" office:value-type="float" office:value="6946766">
            <text:p>6946766</text:p>
          </table:table-cell>
          <table:table-cell table:formula="of:=[.H108]/[.H107]" office:value-type="float" office:value="5.32736850419908">
            <text:p>5,3273685042</text:p>
          </table:table-cell>
          <table:table-cell/>
          <table:table-cell table:formula="of:=[.B108]/[.B107]" office:value-type="float" office:value="5.3414980601118">
            <text:p>5,3414980601</text:p>
          </table:table-cell>
          <table:table-cell table:formula="of:=[.C108]/[.C107]" office:value-type="float" office:value="5.33194600252722">
            <text:p>5,3319460025</text:p>
          </table:table-cell>
          <table:table-cell/>
          <table:table-cell table:formula="of:=[.F108]/[.H108]" office:value-type="float" office:value="1.58119245703684">
            <text:p>1,581192457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37408">
            <text:p>4037408</text:p>
          </table:table-cell>
          <table:table-cell office:value-type="float" office:value="54533842">
            <text:p>54533842</text:p>
          </table:table-cell>
          <table:table-cell office:value-type="float" office:value="29285852">
            <text:p>29285852</text:p>
          </table:table-cell>
          <table:table-cell office:value-type="float" office:value="29285398">
            <text:p>29285398</text:p>
          </table:table-cell>
          <table:table-cell table:formula="of:=[.D109]+[.E109]" office:value-type="float" office:value="58571250">
            <text:p>58571250</text:p>
          </table:table-cell>
          <table:table-cell/>
          <table:table-cell table:formula="of:=[.B109]+[.C109]-[.B110]" office:value-type="float" office:value="37054366">
            <text:p>37054366</text:p>
          </table:table-cell>
          <table:table-cell table:formula="of:=[.H109]/[.H108]" office:value-type="float" office:value="5.33404551124941">
            <text:p>5,3340455112</text:p>
          </table:table-cell>
          <table:table-cell/>
          <table:table-cell table:formula="of:=[.B109]/[.B108]" office:value-type="float" office:value="5.34163140778844">
            <text:p>5,3416314078</text:p>
          </table:table-cell>
          <table:table-cell table:formula="of:=[.C109]/[.C108]" office:value-type="float" office:value="5.33164358308135">
            <text:p>5,3316435831</text:p>
          </table:table-cell>
          <table:table-cell/>
          <table:table-cell table:formula="of:=[.F109]/[.H109]" office:value-type="float" office:value="1.58068417632621">
            <text:p>1,5806841763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516884">
            <text:p>21516884</text:p>
          </table:table-cell>
          <table:table-cell office:value-type="float" office:value="290498783">
            <text:p>290498783</text:p>
          </table:table-cell>
          <table:table-cell office:value-type="float" office:value="156011987">
            <text:p>156011987</text:p>
          </table:table-cell>
          <table:table-cell office:value-type="float" office:value="156003680">
            <text:p>156003680</text:p>
          </table:table-cell>
          <table:table-cell table:formula="of:=[.D110]+[.E110]" office:value-type="float" office:value="312015667">
            <text:p>312015667</text:p>
          </table:table-cell>
          <table:table-cell table:number-columns-repeated="4"/>
          <table:table-cell table:formula="of:=[.B110]/[.B109]" office:value-type="float" office:value="5.32938063232648">
            <text:p>5,3293806323</text:p>
          </table:table-cell>
          <table:table-cell table:formula="of:=[.C110]/[.C109]" office:value-type="float" office:value="5.32694511052421">
            <text:p>5,3269451105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16/03/2020</text:date>, <text:time>21:1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6T21:16:56.63</dc:date>
    <meta:editing-duration>PT2H3M51S</meta:editing-duration>
    <meta:editing-cycles>6</meta:editing-cycles>
    <meta:generator>OpenOffice/4.1.5$Win32 OpenOffice.org_project/415m1$Build-9789</meta:generator>
    <dc:creator>Anthony Bertrand</dc:creator>
    <meta:document-statistic meta:table-count="1" meta:cell-count="103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xmlns:loext="urn:org:documentfoundation:names:experimental:office:xmlns:loext:1.0" chart:display-label="true" chart:logarithmic="false" chart:reverse-direction="false" text:line-break="false" chart:axis-position="0" loext:try-staggering-first="false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5cm" svg:height="9.005cm" xlink:href=".." xlink:type="simple" chart:class="chart:line" chart:style-name="ch1">
        <chart:title svg:x="4.244cm" svg:y="0.316cm" chart:style-name="ch2">
          <text:p>évolution du rapport vivant/mort par an</text:p>
        </chart:title>
        <chart:legend chart:legend-position="end" svg:x="12.445cm" svg:y="1.832cm" style:legend-expansion="high" chart:style-name="ch3"/>
        <chart:plot-area chart:style-name="ch4" table:cell-range-address="result10expFull.O1:result10expFull.X1 result10expFull.N3:result10expFull.N10 result10expFull.N14:result10expFull.N21 result10expFull.N25:result10expFull.N32 result10expFull.N36:result10expFull.N43 result10expFull.N47:result10expFull.N54 result10expFull.N58:result10expFull.N65 result10expFull.N69:result10expFull.N76 result10expFull.N80:result10expFull.N87 result10expFull.N91:result10expFull.N98 result10expFull.N102:result10expFull.N109" chart:data-source-has-labels="row" svg:x="1.357cm" svg:y="1.635cm" svg:width="10.45cm" svg:height="6.182cm">
          <chartooo:coordinate-region svg:x="2.269cm" svg:y="1.847cm" svg:width="9.444cm" svg:height="5.297cm"/>
          <chart:axis chart:dimension="x" chart:name="primary-x" chart:style-name="ch5">
            <chart:title svg:x="6.062cm" svg:y="7.998cm" chart:style-name="ch6">
              <text:p>année</text:p>
            </chart:title>
          </chart:axis>
          <chart:axis chart:dimension="y" chart:name="primary-y" chart:style-name="ch5">
            <chart:title svg:x="0.451cm" svg:y="6.106cm" chart:style-name="ch7">
              <text:p>rapport vivant/mort</text:p>
            </chart:title>
            <chart:grid chart:style-name="ch8" chart:class="major"/>
          </chart:axis>
          <chart:series chart:style-name="ch9" chart:values-cell-range-address="result10expFull.N3:result10expFull.N10" chart:label-cell-address="result10expFull.O1:result10expFull.O1" chart:class="chart:line">
            <chart:data-point chart:repeated="8"/>
          </chart:series>
          <chart:series chart:style-name="ch10" chart:values-cell-range-address="result10expFull.N14:result10expFull.N21" chart:label-cell-address="result10expFull.P1:result10expFull.P1" chart:class="chart:line">
            <chart:data-point chart:repeated="8"/>
          </chart:series>
          <chart:series chart:style-name="ch11" chart:values-cell-range-address="result10expFull.N25:result10expFull.N32" chart:label-cell-address="result10expFull.Q1:result10expFull.Q1" chart:class="chart:line">
            <chart:data-point chart:repeated="8"/>
          </chart:series>
          <chart:series chart:style-name="ch12" chart:values-cell-range-address="result10expFull.N36:result10expFull.N43" chart:label-cell-address="result10expFull.R1:result10expFull.R1" chart:class="chart:line">
            <chart:data-point chart:repeated="8"/>
          </chart:series>
          <chart:series chart:style-name="ch13" chart:values-cell-range-address="result10expFull.N47:result10expFull.N54" chart:label-cell-address="result10expFull.S1:result10expFull.S1" chart:class="chart:line">
            <chart:data-point chart:repeated="8"/>
          </chart:series>
          <chart:series chart:style-name="ch14" chart:values-cell-range-address="result10expFull.N58:result10expFull.N65" chart:label-cell-address="result10expFull.T1:result10expFull.T1" chart:class="chart:line">
            <chart:data-point chart:repeated="8"/>
          </chart:series>
          <chart:series chart:style-name="ch15" chart:values-cell-range-address="result10expFull.N69:result10expFull.N76" chart:label-cell-address="result10expFull.U1:result10expFull.U1" chart:class="chart:line">
            <chart:data-point chart:repeated="8"/>
          </chart:series>
          <chart:series chart:style-name="ch16" chart:values-cell-range-address="result10expFull.N80:result10expFull.N87" chart:label-cell-address="result10expFull.V1:result10expFull.V1" chart:class="chart:line">
            <chart:data-point chart:repeated="8"/>
          </chart:series>
          <chart:series chart:style-name="ch17" chart:values-cell-range-address="result10expFull.N91:result10expFull.N98" chart:label-cell-address="result10expFull.W1:result10expFull.W1" chart:class="chart:line">
            <chart:data-point chart:repeated="8"/>
          </chart:series>
          <chart:series chart:style-name="ch18" chart:values-cell-range-address="result10expFull.N102:result10expFull.N109" chart:label-cell-address="result10expFull.X1:result10expFull.X1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érience 1</text:p>
                <draw:g>
                  <svg:desc>result10expFull.O1:result10expFull.O1</svg:desc>
                </draw:g>
              </table:table-cell>
              <table:table-cell office:value-type="string">
                <text:p>Expérience 2</text:p>
                <draw:g>
                  <svg:desc>result10expFull.P1:result10expFull.P1</svg:desc>
                </draw:g>
              </table:table-cell>
              <table:table-cell office:value-type="string">
                <text:p>Expérience 3</text:p>
                <draw:g>
                  <svg:desc>result10expFull.Q1:result10expFull.Q1</svg:desc>
                </draw:g>
              </table:table-cell>
              <table:table-cell office:value-type="string">
                <text:p>Expérience 4</text:p>
                <draw:g>
                  <svg:desc>result10expFull.R1:result10expFull.R1</svg:desc>
                </draw:g>
              </table:table-cell>
              <table:table-cell office:value-type="string">
                <text:p>Expérience 5</text:p>
                <draw:g>
                  <svg:desc>result10expFull.S1:result10expFull.S1</svg:desc>
                </draw:g>
              </table:table-cell>
              <table:table-cell office:value-type="string">
                <text:p>Expérience 6</text:p>
                <draw:g>
                  <svg:desc>result10expFull.T1:result10expFull.T1</svg:desc>
                </draw:g>
              </table:table-cell>
              <table:table-cell office:value-type="string">
                <text:p>Expérience 7</text:p>
                <draw:g>
                  <svg:desc>result10expFull.U1:result10expFull.U1</svg:desc>
                </draw:g>
              </table:table-cell>
              <table:table-cell office:value-type="string">
                <text:p>Expérience 8</text:p>
                <draw:g>
                  <svg:desc>result10expFull.V1:result10expFull.V1</svg:desc>
                </draw:g>
              </table:table-cell>
              <table:table-cell office:value-type="string">
                <text:p>Expérience 9</text:p>
                <draw:g>
                  <svg:desc>result10expFull.W1:result10expFull.W1</svg:desc>
                </draw:g>
              </table:table-cell>
              <table:table-cell office:value-type="string">
                <text:p>Expérience 10</text:p>
                <draw:g>
                  <svg:desc>result10expFull.X1:result10expFull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7881355932203">
                <text:p>1.47881355932203</text:p>
                <draw:g>
                  <svg:desc>result10expFull.N3:result10expFull.N10</svg:desc>
                </draw:g>
              </table:table-cell>
              <table:table-cell office:value-type="float" office:value="1.58778625954198">
                <text:p>1.58778625954198</text:p>
                <draw:g>
                  <svg:desc>result10expFull.N14:result10expFull.N21</svg:desc>
                </draw:g>
              </table:table-cell>
              <table:table-cell office:value-type="float" office:value="1.54181818181818">
                <text:p>1.54181818181818</text:p>
                <draw:g>
                  <svg:desc>result10expFull.N25:result10expFull.N32</svg:desc>
                </draw:g>
              </table:table-cell>
              <table:table-cell office:value-type="float" office:value="1.55892255892256">
                <text:p>1.55892255892256</text:p>
                <draw:g>
                  <svg:desc>result10expFull.N36:result10expFull.N43</svg:desc>
                </draw:g>
              </table:table-cell>
              <table:table-cell office:value-type="float" office:value="1.61290322580645">
                <text:p>1.61290322580645</text:p>
                <draw:g>
                  <svg:desc>result10expFull.N47:result10expFull.N54</svg:desc>
                </draw:g>
              </table:table-cell>
              <table:table-cell office:value-type="float" office:value="1.57936507936508">
                <text:p>1.57936507936508</text:p>
                <draw:g>
                  <svg:desc>result10expFull.N58:result10expFull.N65</svg:desc>
                </draw:g>
              </table:table-cell>
              <table:table-cell office:value-type="float" office:value="1.59821428571429">
                <text:p>1.59821428571429</text:p>
                <draw:g>
                  <svg:desc>result10expFull.N69:result10expFull.N76</svg:desc>
                </draw:g>
              </table:table-cell>
              <table:table-cell office:value-type="float" office:value="1.5625">
                <text:p>1.5625</text:p>
                <draw:g>
                  <svg:desc>result10expFull.N80:result10expFull.N87</svg:desc>
                </draw:g>
              </table:table-cell>
              <table:table-cell office:value-type="float" office:value="1.69194312796209">
                <text:p>1.69194312796209</text:p>
                <draw:g>
                  <svg:desc>result10expFull.N91:result10expFull.N98</svg:desc>
                </draw:g>
              </table:table-cell>
              <table:table-cell office:value-type="float" office:value="1.59459459459459">
                <text:p>1.59459459459459</text:p>
                <draw:g>
                  <svg:desc>result10expFull.N102:result10expFull.N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2315789473684">
                <text:p>1.62315789473684</text:p>
              </table:table-cell>
              <table:table-cell office:value-type="float" office:value="1.64745762711864">
                <text:p>1.64745762711864</text:p>
              </table:table-cell>
              <table:table-cell office:value-type="float" office:value="1.54177718832891">
                <text:p>1.54177718832891</text:p>
              </table:table-cell>
              <table:table-cell office:value-type="float" office:value="1.56047587574356">
                <text:p>1.56047587574356</text:p>
              </table:table-cell>
              <table:table-cell office:value-type="float" office:value="1.59816152330926">
                <text:p>1.59816152330926</text:p>
              </table:table-cell>
              <table:table-cell office:value-type="float" office:value="1.55732725892179">
                <text:p>1.55732725892179</text:p>
              </table:table-cell>
              <table:table-cell office:value-type="float" office:value="1.507">
                <text:p>1.507</text:p>
              </table:table-cell>
              <table:table-cell office:value-type="float" office:value="1.61416824794434">
                <text:p>1.61416824794434</text:p>
              </table:table-cell>
              <table:table-cell office:value-type="float" office:value="1.58623548922056">
                <text:p>1.58623548922056</text:p>
              </table:table-cell>
              <table:table-cell office:value-type="float" office:value="1.63445945945946">
                <text:p>1.63445945945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7811361981063">
                <text:p>1.57811361981063</text:p>
              </table:table-cell>
              <table:table-cell office:value-type="float" office:value="1.5637089346024">
                <text:p>1.5637089346024</text:p>
              </table:table-cell>
              <table:table-cell office:value-type="float" office:value="1.58085430968726">
                <text:p>1.58085430968726</text:p>
              </table:table-cell>
              <table:table-cell office:value-type="float" office:value="1.57528865611237">
                <text:p>1.57528865611237</text:p>
              </table:table-cell>
              <table:table-cell office:value-type="float" office:value="1.57743879936032">
                <text:p>1.57743879936032</text:p>
              </table:table-cell>
              <table:table-cell office:value-type="float" office:value="1.58121530820917">
                <text:p>1.58121530820917</text:p>
              </table:table-cell>
              <table:table-cell office:value-type="float" office:value="1.56998391174443">
                <text:p>1.56998391174443</text:p>
              </table:table-cell>
              <table:table-cell office:value-type="float" office:value="1.56901378122308">
                <text:p>1.56901378122308</text:p>
              </table:table-cell>
              <table:table-cell office:value-type="float" office:value="1.5840570719603">
                <text:p>1.5840570719603</text:p>
              </table:table-cell>
              <table:table-cell office:value-type="float" office:value="1.58440931579582">
                <text:p>1.58440931579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240153363541">
                <text:p>1.59240153363541</text:p>
              </table:table-cell>
              <table:table-cell office:value-type="float" office:value="1.58263093646457">
                <text:p>1.58263093646457</text:p>
              </table:table-cell>
              <table:table-cell office:value-type="float" office:value="1.57880019120459">
                <text:p>1.57880019120459</text:p>
              </table:table-cell>
              <table:table-cell office:value-type="float" office:value="1.58314304902619">
                <text:p>1.58314304902619</text:p>
              </table:table-cell>
              <table:table-cell office:value-type="float" office:value="1.58500200004706">
                <text:p>1.58500200004706</text:p>
              </table:table-cell>
              <table:table-cell office:value-type="float" office:value="1.58264394440768">
                <text:p>1.58264394440768</text:p>
              </table:table-cell>
              <table:table-cell office:value-type="float" office:value="1.5845644983462">
                <text:p>1.5845644983462</text:p>
              </table:table-cell>
              <table:table-cell office:value-type="float" office:value="1.57440045640702">
                <text:p>1.57440045640702</text:p>
              </table:table-cell>
              <table:table-cell office:value-type="float" office:value="1.58467459762071">
                <text:p>1.58467459762071</text:p>
              </table:table-cell>
              <table:table-cell office:value-type="float" office:value="1.58251490705016">
                <text:p>1.58251490705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8012707377339">
                <text:p>1.58012707377339</text:p>
              </table:table-cell>
              <table:table-cell office:value-type="float" office:value="1.58340891953621">
                <text:p>1.58340891953621</text:p>
              </table:table-cell>
              <table:table-cell office:value-type="float" office:value="1.57950317257743">
                <text:p>1.57950317257743</text:p>
              </table:table-cell>
              <table:table-cell office:value-type="float" office:value="1.57753896197476">
                <text:p>1.57753896197476</text:p>
              </table:table-cell>
              <table:table-cell office:value-type="float" office:value="1.57940259127563">
                <text:p>1.57940259127563</text:p>
              </table:table-cell>
              <table:table-cell office:value-type="float" office:value="1.57976647686906">
                <text:p>1.57976647686906</text:p>
              </table:table-cell>
              <table:table-cell office:value-type="float" office:value="1.58069669512215">
                <text:p>1.58069669512215</text:p>
              </table:table-cell>
              <table:table-cell office:value-type="float" office:value="1.57932078836516">
                <text:p>1.57932078836516</text:p>
              </table:table-cell>
              <table:table-cell office:value-type="float" office:value="1.57989019573803">
                <text:p>1.57989019573803</text:p>
              </table:table-cell>
              <table:table-cell office:value-type="float" office:value="1.57926796818392">
                <text:p>1.57926796818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8007785817406">
                <text:p>1.58007785817406</text:p>
              </table:table-cell>
              <table:table-cell office:value-type="float" office:value="1.57912290531248">
                <text:p>1.57912290531248</text:p>
              </table:table-cell>
              <table:table-cell office:value-type="float" office:value="1.58154315322436">
                <text:p>1.58154315322436</text:p>
              </table:table-cell>
              <table:table-cell office:value-type="float" office:value="1.57960781450039">
                <text:p>1.57960781450039</text:p>
              </table:table-cell>
              <table:table-cell office:value-type="float" office:value="1.58000807648364">
                <text:p>1.58000807648364</text:p>
              </table:table-cell>
              <table:table-cell office:value-type="float" office:value="1.57854451998587">
                <text:p>1.57854451998587</text:p>
              </table:table-cell>
              <table:table-cell office:value-type="float" office:value="1.58233485738365">
                <text:p>1.58233485738365</text:p>
              </table:table-cell>
              <table:table-cell office:value-type="float" office:value="1.58009924762044">
                <text:p>1.58009924762044</text:p>
              </table:table-cell>
              <table:table-cell office:value-type="float" office:value="1.57993517735431">
                <text:p>1.57993517735431</text:p>
              </table:table-cell>
              <table:table-cell office:value-type="float" office:value="1.57964059182025">
                <text:p>1.579640591820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7960596594261">
                <text:p>1.57960596594261</text:p>
              </table:table-cell>
              <table:table-cell office:value-type="float" office:value="1.58022970230106">
                <text:p>1.58022970230106</text:p>
              </table:table-cell>
              <table:table-cell office:value-type="float" office:value="1.58072981139754">
                <text:p>1.58072981139754</text:p>
              </table:table-cell>
              <table:table-cell office:value-type="float" office:value="1.58035391753805">
                <text:p>1.58035391753805</text:p>
              </table:table-cell>
              <table:table-cell office:value-type="float" office:value="1.57986994240579">
                <text:p>1.57986994240579</text:p>
              </table:table-cell>
              <table:table-cell office:value-type="float" office:value="1.58031392414636">
                <text:p>1.58031392414636</text:p>
              </table:table-cell>
              <table:table-cell office:value-type="float" office:value="1.58029125652767">
                <text:p>1.58029125652767</text:p>
              </table:table-cell>
              <table:table-cell office:value-type="float" office:value="1.58015118639341">
                <text:p>1.58015118639341</text:p>
              </table:table-cell>
              <table:table-cell office:value-type="float" office:value="1.58033784555111">
                <text:p>1.58033784555111</text:p>
              </table:table-cell>
              <table:table-cell office:value-type="float" office:value="1.58119245703684">
                <text:p>1.581192457036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8028812393406">
                <text:p>1.58028812393406</text:p>
              </table:table-cell>
              <table:table-cell office:value-type="float" office:value="1.58050061520415">
                <text:p>1.58050061520415</text:p>
              </table:table-cell>
              <table:table-cell office:value-type="float" office:value="1.58048968169413">
                <text:p>1.58048968169413</text:p>
              </table:table-cell>
              <table:table-cell office:value-type="float" office:value="1.58014060989807">
                <text:p>1.58014060989807</text:p>
              </table:table-cell>
              <table:table-cell office:value-type="float" office:value="1.58047600874089">
                <text:p>1.58047600874089</text:p>
              </table:table-cell>
              <table:table-cell office:value-type="float" office:value="1.58026635150825">
                <text:p>1.58026635150825</text:p>
              </table:table-cell>
              <table:table-cell office:value-type="float" office:value="1.58045960729589">
                <text:p>1.58045960729589</text:p>
              </table:table-cell>
              <table:table-cell office:value-type="float" office:value="1.58038881465466">
                <text:p>1.58038881465466</text:p>
              </table:table-cell>
              <table:table-cell office:value-type="float" office:value="1.58033821779273">
                <text:p>1.58033821779273</text:p>
              </table:table-cell>
              <table:table-cell office:value-type="float" office:value="1.58068417632621">
                <text:p>1.580684176326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.007cm" xlink:href=".." xlink:type="simple" chart:class="chart:line" chart:style-name="ch1">
        <chart:legend chart:legend-position="end" svg:x="12.471cm" svg:y="1.833cm" style:legend-expansion="high" chart:style-name="ch2"/>
        <chart:plot-area chart:style-name="ch3" table:cell-range-address="result10expFull.O1:result10expFull.X1 result10expFull.F2:result10expFull.F11 result10expFull.F13:result10expFull.F22 result10expFull.F24:result10expFull.F33 result10expFull.F35:result10expFull.F44 result10expFull.F46:result10expFull.F55 result10expFull.F57:result10expFull.F66 result10expFull.F68:result10expFull.F77 result10expFull.F79:result10expFull.F88 result10expFull.F90:result10expFull.F99 result10expFull.F101:result10expFull.F110" chart:data-source-has-labels="row" svg:x="0.77cm" svg:y="0.855cm" svg:width="11.061cm" svg:height="7.552cm">
          <chartooo:coordinate-region svg:x="2.688cm" svg:y="1.067cm" svg:width="8.956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10expFull.F2:result10expFull.F11" chart:label-cell-address="result10expFull.O1:result10expFull.O1" chart:class="chart:line">
            <chart:data-point chart:repeated="10"/>
          </chart:series>
          <chart:series chart:style-name="ch7" chart:values-cell-range-address="result10expFull.F13:result10expFull.F22" chart:label-cell-address="result10expFull.P1:result10expFull.P1" chart:class="chart:line">
            <chart:data-point chart:repeated="10"/>
          </chart:series>
          <chart:series chart:style-name="ch8" chart:values-cell-range-address="result10expFull.F24:result10expFull.F33" chart:label-cell-address="result10expFull.Q1:result10expFull.Q1" chart:class="chart:line">
            <chart:data-point chart:repeated="10"/>
          </chart:series>
          <chart:series chart:style-name="ch9" chart:values-cell-range-address="result10expFull.F35:result10expFull.F44" chart:label-cell-address="result10expFull.R1:result10expFull.R1" chart:class="chart:line">
            <chart:data-point chart:repeated="10"/>
          </chart:series>
          <chart:series chart:style-name="ch10" chart:values-cell-range-address="result10expFull.F46:result10expFull.F55" chart:label-cell-address="result10expFull.S1:result10expFull.S1" chart:class="chart:line">
            <chart:data-point chart:repeated="10"/>
          </chart:series>
          <chart:series chart:style-name="ch11" chart:values-cell-range-address="result10expFull.F57:result10expFull.F66" chart:label-cell-address="result10expFull.T1:result10expFull.T1" chart:class="chart:line">
            <chart:data-point chart:repeated="10"/>
          </chart:series>
          <chart:series chart:style-name="ch12" chart:values-cell-range-address="result10expFull.F68:result10expFull.F77" chart:label-cell-address="result10expFull.U1:result10expFull.U1" chart:class="chart:line">
            <chart:data-point chart:repeated="10"/>
          </chart:series>
          <chart:series chart:style-name="ch13" chart:values-cell-range-address="result10expFull.F79:result10expFull.F88" chart:label-cell-address="result10expFull.V1:result10expFull.V1" chart:class="chart:line">
            <chart:data-point chart:repeated="10"/>
          </chart:series>
          <chart:series chart:style-name="ch14" chart:values-cell-range-address="result10expFull.F90:result10expFull.F99" chart:label-cell-address="result10expFull.W1:result10expFull.W1" chart:class="chart:line">
            <chart:data-point chart:repeated="10"/>
          </chart:series>
          <chart:series chart:style-name="ch15" chart:values-cell-range-address="result10expFull.F101:result10expFull.F110" chart:label-cell-address="result10expFull.X1:result10expFull.X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érience 1</text:p>
                <draw:g>
                  <svg:desc>result10expFull.O1:result10expFull.O1</svg:desc>
                </draw:g>
              </table:table-cell>
              <table:table-cell office:value-type="string">
                <text:p>Expérience 2</text:p>
                <draw:g>
                  <svg:desc>result10expFull.P1:result10expFull.P1</svg:desc>
                </draw:g>
              </table:table-cell>
              <table:table-cell office:value-type="string">
                <text:p>Expérience 3</text:p>
                <draw:g>
                  <svg:desc>result10expFull.Q1:result10expFull.Q1</svg:desc>
                </draw:g>
              </table:table-cell>
              <table:table-cell office:value-type="string">
                <text:p>Expérience 4</text:p>
                <draw:g>
                  <svg:desc>result10expFull.R1:result10expFull.R1</svg:desc>
                </draw:g>
              </table:table-cell>
              <table:table-cell office:value-type="string">
                <text:p>Expérience 5</text:p>
                <draw:g>
                  <svg:desc>result10expFull.S1:result10expFull.S1</svg:desc>
                </draw:g>
              </table:table-cell>
              <table:table-cell office:value-type="string">
                <text:p>Expérience 6</text:p>
                <draw:g>
                  <svg:desc>result10expFull.T1:result10expFull.T1</svg:desc>
                </draw:g>
              </table:table-cell>
              <table:table-cell office:value-type="string">
                <text:p>Expérience 7</text:p>
                <draw:g>
                  <svg:desc>result10expFull.U1:result10expFull.U1</svg:desc>
                </draw:g>
              </table:table-cell>
              <table:table-cell office:value-type="string">
                <text:p>Expérience 8</text:p>
                <draw:g>
                  <svg:desc>result10expFull.V1:result10expFull.V1</svg:desc>
                </draw:g>
              </table:table-cell>
              <table:table-cell office:value-type="string">
                <text:p>Expérience 9</text:p>
                <draw:g>
                  <svg:desc>result10expFull.W1:result10expFull.W1</svg:desc>
                </draw:g>
              </table:table-cell>
              <table:table-cell office:value-type="string">
                <text:p>Expérience 10</text:p>
                <draw:g>
                  <svg:desc>result10expFull.X1:result10expFull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result10expFull.F2:result10expFull.F11</svg:desc>
                </draw:g>
              </table:table-cell>
              <table:table-cell office:value-type="float" office:value="20">
                <text:p>20</text:p>
                <draw:g>
                  <svg:desc>result10expFull.F13:result10expFull.F22</svg:desc>
                </draw:g>
              </table:table-cell>
              <table:table-cell office:value-type="float" office:value="24">
                <text:p>24</text:p>
                <draw:g>
                  <svg:desc>result10expFull.F24:result10expFull.F33</svg:desc>
                </draw:g>
              </table:table-cell>
              <table:table-cell office:value-type="float" office:value="29">
                <text:p>29</text:p>
                <draw:g>
                  <svg:desc>result10expFull.F35:result10expFull.F44</svg:desc>
                </draw:g>
              </table:table-cell>
              <table:table-cell office:value-type="float" office:value="28">
                <text:p>28</text:p>
                <draw:g>
                  <svg:desc>result10expFull.F46:result10expFull.F55</svg:desc>
                </draw:g>
              </table:table-cell>
              <table:table-cell office:value-type="float" office:value="30">
                <text:p>30</text:p>
                <draw:g>
                  <svg:desc>result10expFull.F57:result10expFull.F66</svg:desc>
                </draw:g>
              </table:table-cell>
              <table:table-cell office:value-type="float" office:value="31">
                <text:p>31</text:p>
                <draw:g>
                  <svg:desc>result10expFull.F68:result10expFull.F77</svg:desc>
                </draw:g>
              </table:table-cell>
              <table:table-cell office:value-type="float" office:value="36">
                <text:p>36</text:p>
                <draw:g>
                  <svg:desc>result10expFull.F79:result10expFull.F88</svg:desc>
                </draw:g>
              </table:table-cell>
              <table:table-cell office:value-type="float" office:value="30">
                <text:p>30</text:p>
                <draw:g>
                  <svg:desc>result10expFull.F90:result10expFull.F99</svg:desc>
                </draw:g>
              </table:table-cell>
              <table:table-cell office:value-type="float" office:value="30">
                <text:p>30</text:p>
                <draw:g>
                  <svg:desc>result10expFull.F101:result10expFull.F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208">
                <text:p>208</text:p>
              </table:table-cell>
              <table:table-cell office:value-type="float" office:value="424">
                <text:p>424</text:p>
              </table:table-cell>
              <table:table-cell office:value-type="float" office:value="463">
                <text:p>463</text:p>
              </table:table-cell>
              <table:table-cell office:value-type="float" office:value="400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358">
                <text:p>358</text:p>
              </table:table-cell>
              <table:table-cell office:value-type="float" office:value="500">
                <text:p>500</text:p>
              </table:table-cell>
              <table:table-cell office:value-type="float" office:value="357">
                <text:p>35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2">
                <text:p>1542</text:p>
              </table:table-cell>
              <table:table-cell office:value-type="float" office:value="972">
                <text:p>972</text:p>
              </table:table-cell>
              <table:table-cell office:value-type="float" office:value="2325">
                <text:p>2325</text:p>
              </table:table-cell>
              <table:table-cell office:value-type="float" office:value="2361">
                <text:p>2361</text:p>
              </table:table-cell>
              <table:table-cell office:value-type="float" office:value="2434">
                <text:p>2434</text:p>
              </table:table-cell>
              <table:table-cell office:value-type="float" office:value="2051">
                <text:p>2051</text:p>
              </table:table-cell>
              <table:table-cell office:value-type="float" office:value="1507">
                <text:p>1507</text:p>
              </table:table-cell>
              <table:table-cell office:value-type="float" office:value="2552">
                <text:p>2552</text:p>
              </table:table-cell>
              <table:table-cell office:value-type="float" office:value="1913">
                <text:p>1913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667">
                <text:p>8667</text:p>
              </table:table-cell>
              <table:table-cell office:value-type="float" office:value="5093">
                <text:p>5093</text:p>
              </table:table-cell>
              <table:table-cell office:value-type="float" office:value="12435">
                <text:p>12435</text:p>
              </table:table-cell>
              <table:table-cell office:value-type="float" office:value="13234">
                <text:p>13234</text:p>
              </table:table-cell>
              <table:table-cell office:value-type="float" office:value="12823">
                <text:p>12823</text:p>
              </table:table-cell>
              <table:table-cell office:value-type="float" office:value="10825">
                <text:p>10825</text:p>
              </table:table-cell>
              <table:table-cell office:value-type="float" office:value="6831">
                <text:p>6831</text:p>
              </table:table-cell>
              <table:table-cell office:value-type="float" office:value="14573">
                <text:p>14573</text:p>
              </table:table-cell>
              <table:table-cell office:value-type="float" office:value="10214">
                <text:p>10214</text:p>
              </table:table-cell>
              <table:table-cell office:value-type="float" office:value="13130">
                <text:p>13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686">
                <text:p>45686</text:p>
              </table:table-cell>
              <table:table-cell office:value-type="float" office:value="27226">
                <text:p>27226</text:p>
              </table:table-cell>
              <table:table-cell office:value-type="float" office:value="66057">
                <text:p>66057</text:p>
              </table:table-cell>
              <table:table-cell office:value-type="float" office:value="70719">
                <text:p>70719</text:p>
              </table:table-cell>
              <table:table-cell office:value-type="float" office:value="67361">
                <text:p>67361</text:p>
              </table:table-cell>
              <table:table-cell office:value-type="float" office:value="57393">
                <text:p>57393</text:p>
              </table:table-cell>
              <table:table-cell office:value-type="float" office:value="35930">
                <text:p>35930</text:p>
              </table:table-cell>
              <table:table-cell office:value-type="float" office:value="77270">
                <text:p>77270</text:p>
              </table:table-cell>
              <table:table-cell office:value-type="float" office:value="54348">
                <text:p>54348</text:p>
              </table:table-cell>
              <table:table-cell office:value-type="float" office:value="72188">
                <text:p>72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1731">
                <text:p>241731</text:p>
              </table:table-cell>
              <table:table-cell office:value-type="float" office:value="144893">
                <text:p>144893</text:p>
              </table:table-cell>
              <table:table-cell office:value-type="float" office:value="351490">
                <text:p>351490</text:p>
              </table:table-cell>
              <table:table-cell office:value-type="float" office:value="383129">
                <text:p>383129</text:p>
              </table:table-cell>
              <table:table-cell office:value-type="float" office:value="361560">
                <text:p>361560</text:p>
              </table:table-cell>
              <table:table-cell office:value-type="float" office:value="306857">
                <text:p>306857</text:p>
              </table:table-cell>
              <table:table-cell office:value-type="float" office:value="192943">
                <text:p>192943</text:p>
              </table:table-cell>
              <table:table-cell office:value-type="float" office:value="410914">
                <text:p>410914</text:p>
              </table:table-cell>
              <table:table-cell office:value-type="float" office:value="291218">
                <text:p>291218</text:p>
              </table:table-cell>
              <table:table-cell office:value-type="float" office:value="385782">
                <text:p>385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3818">
                <text:p>1283818</text:p>
              </table:table-cell>
              <table:table-cell office:value-type="float" office:value="775073">
                <text:p>775073</text:p>
              </table:table-cell>
              <table:table-cell office:value-type="float" office:value="1862838">
                <text:p>1862838</text:p>
              </table:table-cell>
              <table:table-cell office:value-type="float" office:value="2033347">
                <text:p>2033347</text:p>
              </table:table-cell>
              <table:table-cell office:value-type="float" office:value="1925006">
                <text:p>1925006</text:p>
              </table:table-cell>
              <table:table-cell office:value-type="float" office:value="1635028">
                <text:p>1635028</text:p>
              </table:table-cell>
              <table:table-cell office:value-type="float" office:value="1028899">
                <text:p>1028899</text:p>
              </table:table-cell>
              <table:table-cell office:value-type="float" office:value="2196112">
                <text:p>2196112</text:p>
              </table:table-cell>
              <table:table-cell office:value-type="float" office:value="1548673">
                <text:p>1548673</text:p>
              </table:table-cell>
              <table:table-cell office:value-type="float" office:value="2059815">
                <text:p>2059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41989">
                <text:p>6841989</text:p>
              </table:table-cell>
              <table:table-cell office:value-type="float" office:value="4114610">
                <text:p>4114610</text:p>
              </table:table-cell>
              <table:table-cell office:value-type="float" office:value="9928379">
                <text:p>9928379</text:p>
              </table:table-cell>
              <table:table-cell office:value-type="float" office:value="10819016">
                <text:p>10819016</text:p>
              </table:table-cell>
              <table:table-cell office:value-type="float" office:value="10255375">
                <text:p>10255375</text:p>
              </table:table-cell>
              <table:table-cell office:value-type="float" office:value="8693122">
                <text:p>8693122</text:p>
              </table:table-cell>
              <table:table-cell office:value-type="float" office:value="5498802">
                <text:p>5498802</text:p>
              </table:table-cell>
              <table:table-cell office:value-type="float" office:value="11718210">
                <text:p>11718210</text:p>
              </table:table-cell>
              <table:table-cell office:value-type="float" office:value="8236950">
                <text:p>8236950</text:p>
              </table:table-cell>
              <table:table-cell office:value-type="float" office:value="10984174">
                <text:p>109841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400649">
                <text:p>36400649</text:p>
              </table:table-cell>
              <table:table-cell office:value-type="float" office:value="21905149">
                <text:p>21905149</text:p>
              </table:table-cell>
              <table:table-cell office:value-type="float" office:value="52851782">
                <text:p>52851782</text:p>
              </table:table-cell>
              <table:table-cell office:value-type="float" office:value="57637359">
                <text:p>57637359</text:p>
              </table:table-cell>
              <table:table-cell office:value-type="float" office:value="54614537">
                <text:p>54614537</text:p>
              </table:table-cell>
              <table:table-cell office:value-type="float" office:value="46293740">
                <text:p>46293740</text:p>
              </table:table-cell>
              <table:table-cell office:value-type="float" office:value="29287900">
                <text:p>29287900</text:p>
              </table:table-cell>
              <table:table-cell office:value-type="float" office:value="62385692">
                <text:p>62385692</text:p>
              </table:table-cell>
              <table:table-cell office:value-type="float" office:value="43902028">
                <text:p>43902028</text:p>
              </table:table-cell>
              <table:table-cell office:value-type="float" office:value="58571250">
                <text:p>58571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726906">
                <text:p>193726906</text:p>
              </table:table-cell>
              <table:table-cell office:value-type="float" office:value="116622260">
                <text:p>116622260</text:p>
              </table:table-cell>
              <table:table-cell office:value-type="float" office:value="281393752">
                <text:p>281393752</text:p>
              </table:table-cell>
              <table:table-cell office:value-type="float" office:value="306785437">
                <text:p>306785437</text:p>
              </table:table-cell>
              <table:table-cell office:value-type="float" office:value="290890856">
                <text:p>290890856</text:p>
              </table:table-cell>
              <table:table-cell office:value-type="float" office:value="246557383">
                <text:p>246557383</text:p>
              </table:table-cell>
              <table:table-cell office:value-type="float" office:value="155974818">
                <text:p>155974818</text:p>
              </table:table-cell>
              <table:table-cell office:value-type="float" office:value="332192659">
                <text:p>332192659</text:p>
              </table:table-cell>
              <table:table-cell office:value-type="float" office:value="233815857">
                <text:p>233815857</text:p>
              </table:table-cell>
              <table:table-cell office:value-type="float" office:value="312015667">
                <text:p>312015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